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535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3.4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map style:condition="is-true-formula(NOT(OR(ISBLANK([Sheet1.Q2]);[Sheet1.Q2])))" style:apply-style-name="Excel_5f_CondFormat_5f_1_5f_1_5f_1" style:base-cell-address="Sheet1.A2"/>
      <style:map style:condition="is-true-formula(NOT(AND(ISBLANK([Sheet1.M2]);ISBLANK([Sheet1.O2]))))" style:apply-style-name="Excel_5f_CondFormat_5f_1_5f_1_5f_2" style:base-cell-address="Sheet1.A2"/>
    </style:style>
    <style:style style:name="ce4" style:family="table-cell" style:parent-style-name="Default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5" style:family="table-cell" style:parent-style-name="Default">
      <style:map style:condition="is-true-formula([Sheet1.$J2]&gt;COLUMN([Sheet1.C2])-3)" style:apply-style-name="Excel_5f_CondFormat_5f_1_5f_2_5f_1" style:base-cell-address="Sheet1.C2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7" style:family="table-cell" style:parent-style-name="Default" style:data-style-name="N99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8" style:family="table-cell" style:parent-style-name="Default" style:data-style-name="N61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fo:text-align="start" style:writing-mode="lr-tb"/>
    </style:style>
    <style:style style:name="T1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6" table:default-cell-style-name="ce4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242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9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formula="oooc:=RANK([.C2];[.D2:.H2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ANK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RANK([.C3];[.D3:.H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4];[.D4:.H4])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5];[.D5:.H5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RANK([.C7];[.D7:.H7];[.I7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8];[.D8:.H8];[.I8])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9];[.D9:.H9];[.I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RANK([.C10];[.D10:.H10];[.I10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RANK([.C11];[.D11:.H11];[.I11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RANK([.C13];[.D13])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VARP([.C15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VARP([.C16])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">
            <text:p>0,25</text:p>
          </table:table-cell>
          <table:table-cell table:formula="oooc:=VARP([.C18];[.D18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VARP([.C19];[.D19])"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.64">
            <text:p>4,64</text:p>
          </table:table-cell>
          <table:table-cell table:formula="oooc:=VARP([.C21:.E21];[.G21];[.I21])" office:value-type="float" office:value="4.64">
            <text:p>4,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VARP([.C22:.E22];[.G22];[.I22])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([.C24];[.D24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VAR([.C25];[.D25])"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8">
            <text:p>5,8</text:p>
          </table:table-cell>
          <table:table-cell table:formula="oooc:=VAR([.C27:.E27];[.G27];[.I27])" office:value-type="float" office:value="5.8">
            <text:p>5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5">
            <text:p>2,5</text:p>
          </table:table-cell>
          <table:table-cell table:formula="oooc:=VAR([.C28:.E28];[.G28];[.I28])"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82842712474619">
            <text:p>2,82843</text:p>
          </table:table-cell>
          <table:table-cell table:formula="oooc:=STDEV([.C30];[.D30])" office:value-type="float" office:value="2.82842712474619">
            <text:p>2,8284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number-columns-repeated="244"/>
        </table:table-row>
        <table:table-row table:style-name="ro2">
          <table:table-cell office:value-type="float" office:value="2.08166599946613">
            <text:p>2,08167</text:p>
          </table:table-cell>
          <table:table-cell table:formula="oooc:=STDEV([.C31];[.D31];[.E31])" office:value-type="float" office:value="2.08166599946613">
            <text:p>2,081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5cm" svg:height="1.997cm" svg:x="11.438cm" svg:y="13.911cm" draw:caption-point-x="-11.438cm" draw:caption-point-y="-13.91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0.6887182796177">
            <text:p>40,68872</text:p>
          </table:table-cell>
          <table:table-cell table:formula="oooc:=STDEV([.C33:.E33];[.F33:.H33];[.I33])" office:value-type="float" office:value="40.6887182796177">
            <text:p>40,6887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15187851918806">
            <text:p>4,15188</text:p>
          </table:table-cell>
          <table:table-cell table:formula="oooc:=STDEV([.C34:.E34];[.F34:.H34];[.I34])" office:value-type="float" office:value="4.15187851918806">
            <text:p>4,151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5cm" svg:height="1.997cm" svg:x="11.438cm" svg:y="15.278cm" draw:caption-point-x="-11.438cm" draw:caption-point-y="-15.27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([.C36])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number-columns-repeated="244"/>
        </table:table-row>
        <table:table-row table:style-name="ro2">
          <table:table-cell office:value-type="float" office:value="1.5">
            <text:p>1,5</text:p>
          </table:table-cell>
          <table:table-cell table:formula="oooc:=STDEVP([.C37];[.D37])"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5480466765633">
            <text:p>2,0548</text:p>
          </table:table-cell>
          <table:table-cell table:formula="oooc:=STDEVP([.C38];[.D38];[.E38])" office:value-type="float" office:value="2.05480466765633">
            <text:p>2,0548</text:p>
          </table:table-cell>
          <table:table-cell office:value-type="float" office:value="2">
            <text:p>2</text:p>
          </table:table-cell>
          <table:table-cell office:value-type="float" office:value="0">
            <office:annotation draw:style-name="gr2" draw:text-style-name="P3" svg:width="3.565cm" svg:height="1.998cm" svg:x="11.438cm" svg:y="17.116cm" draw:caption-point-x="-11.438cm" draw:caption-point-y="-17.116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7.6704332172529">
            <text:p>37,67043</text:p>
          </table:table-cell>
          <table:table-cell table:formula="oooc:=STDEVP([.C40:.E40];[.F40:.H40];[.I40])" office:value-type="float" office:value="37.6704332172529">
            <text:p>37,6704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438925848782">
            <text:p>3,84389</text:p>
          </table:table-cell>
          <table:table-cell table:formula="oooc:=STDEVP([.C41:.E41];[.F41:.H41];[.I41])" office:value-type="float" office:value="3.8438925848782">
            <text:p>3,84389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5cm" svg:height="1.998cm" svg:x="11.438cm" svg:y="18.483cm" draw:caption-point-x="-11.438cm" draw:caption-point-y="-18.483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5cm" svg:height="1.998cm" svg:x="36.241cm" svg:y="18.483cm" draw:caption-point-x="-36.241cm" draw:caption-point-y="-18.4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VEDEV([.C43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AVEDEV([.C44];[.D44])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5555555555556">
            <text:p>1,55556</text:p>
          </table:table-cell>
          <table:table-cell table:formula="oooc:=AVEDEV([.C45];[.D45];[.E45])" office:value-type="float" office:value="1.55555555555556">
            <text:p>1,55556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5cm" svg:height="1.998cm" svg:x="11.438cm" svg:y="20.321cm" draw:caption-point-x="-11.438cm" draw:caption-point-y="-20.3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6.0926530612245">
            <text:p>26,09265</text:p>
          </table:table-cell>
          <table:table-cell table:formula="oooc:=AVEDEV([.C47:.E47];[.F47:.H47];[.I47])" office:value-type="float" office:value="26.0926530612245">
            <text:p>26,0926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9387755102041">
            <text:p>2,69388</text:p>
          </table:table-cell>
          <table:table-cell table:formula="oooc:=AVEDEV([.C48:.E48];[.F48:.H48];[.I48])" office:value-type="float" office:value="2.69387755102041">
            <text:p>2,693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5cm" svg:height="1.998cm" svg:x="11.438cm" svg:y="21.688cm" draw:caption-point-x="-11.438cm" draw:caption-point-y="-21.68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DEVSQ([.C50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DEVSQ([.C51];[.D51])"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.66666666666667">
            <text:p>8,66667</text:p>
          </table:table-cell>
          <table:table-cell table:formula="oooc:=DEVSQ([.C52];[.D52];[.E52])" office:value-type="float" office:value="8.66666666666667">
            <text:p>8,666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5cm" svg:height="1.997cm" svg:x="11.438cm" svg:y="23.527cm" draw:caption-point-x="-11.438cm" draw:caption-point-y="-23.52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1.997cm" svg:x="36.241cm" svg:y="23.527cm" draw:caption-point-x="-36.241cm" draw:caption-point-y="-23.52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9933.43077142857">
            <text:p>9933,43077</text:p>
          </table:table-cell>
          <table:table-cell table:formula="oooc:=DEVSQ([.C54:.E54];[.F54:.H54];[.I54])" office:value-type="float" office:value="9933.43077142857">
            <text:p>9933,4307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5cm" svg:height="1.97cm" svg:x="36.241cm" svg:y="24.45cm" draw:caption-point-x="-36.241cm" draw:caption-point-y="-2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3.428571428571">
            <text:p>103,42857</text:p>
          </table:table-cell>
          <table:table-cell table:formula="oooc:=DEVSQ([.C55:.E55];[.F55:.H55];[.I55])" office:value-type="float" office:value="103.428571428571">
            <text:p>103,42857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5cm" svg:height="1.962cm" svg:x="11.438cm" svg:y="24.894cm" draw:caption-point-x="-11.438cm" draw:caption-point-y="-24.894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5cm" svg:height="1.962cm" svg:x="36.241cm" svg:y="24.894cm" draw:caption-point-x="-36.241cm" draw:caption-point-y="-24.8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935219529582824">
            <text:p>0,93522</text:p>
          </table:table-cell>
          <table:table-cell table:formula="oooc:=SKEW([.C57];[.D57];[.E57])" office:value-type="float" office:value="0.935219529582824">
            <text:p>0,93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/>
          <table:table-cell office:value-type="string">
            <office:annotation draw:style-name="gr2" draw:text-style-name="P3" svg:width="3.565cm" svg:height="1.971cm" svg:x="36.241cm" svg:y="25.817cm" draw:caption-point-x="-36.241cm" draw:caption-point-y="-25.8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.53270664350413">
            <text:p>-2,53271</text:p>
          </table:table-cell>
          <table:table-cell table:formula="oooc:=SKEW([.C59:.E59];[.F59:.H59];[.I59])" office:value-type="float" office:value="-2.53270664350413">
            <text:p>-2,5327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1.84912637275325">
            <text:p>-1,84913</text:p>
          </table:table-cell>
          <table:table-cell table:formula="oooc:=SKEW([.C60:.E60];[.F60:.H60];[.I60])" office:value-type="float" office:value="-1.84912637275325">
            <text:p>-1,84913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5cm" svg:height="1.963cm" svg:x="11.438cm" svg:y="27.157cm" draw:caption-point-x="-11.438cm" draw:caption-point-y="-27.15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90532544378699">
            <text:p>0,39053</text:p>
          </table:table-cell>
          <table:table-cell table:formula="oooc:=KURT([.C62];[.D62];[.E62];[.F62])" office:value-type="float" office:value="0.390532544378699">
            <text:p>0,3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/>
          <table:table-cell office:value-type="string">
            <office:annotation draw:style-name="gr2" draw:text-style-name="P3" svg:width="3.565cm" svg:height="1.971cm" svg:x="36.241cm" svg:y="28.08cm" draw:caption-point-x="-36.241cm" draw:caption-point-y="-28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6.5478454980828">
            <text:p>6,54785</text:p>
          </table:table-cell>
          <table:table-cell table:formula="oooc:=KURT([.C64:.E64];[.F64:.H64];[.I64])" office:value-type="float" office:value="6.54784549808281">
            <text:p>6,5478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5cm" svg:height="1.97cm" svg:x="36.241cm" svg:y="28.977cm" draw:caption-point-x="-36.241cm" draw:caption-point-y="-28.9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23807576081316">
            <text:p>4,23808</text:p>
          </table:table-cell>
          <table:table-cell table:formula="oooc:=KURT([.C65:.E65];[.F65:.H65];[.I65])" office:value-type="float" office:value="4.23807576081316">
            <text:p>4,2380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5cm" svg:height="1.997cm" svg:x="11.438cm" svg:y="29.421cm" draw:caption-point-x="-11.438cm" draw:caption-point-y="-29.4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5cm" svg:height="1.997cm" svg:x="36.241cm" svg:y="29.421cm" draw:caption-point-x="-36.241cm" draw:caption-point-y="-29.4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793328235548785">
            <text:p>0</text:p>
          </table:table-cell>
          <table:table-cell table:formula="oooc:=NORMDIST([.C67];[.D67];[.E67];[.F67])" office:value-type="float" office:value="0.000000793328152282058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NORMDIST</text:p>
          </table:table-cell>
          <table:table-cell/>
          <table:table-cell office:value-type="string">
            <office:annotation draw:style-name="gr2" draw:text-style-name="P3" svg:width="3.565cm" svg:height="2.016cm" svg:x="36.241cm" svg:y="30.344cm" draw:caption-point-x="-36.241cm" draw:caption-point-y="-30.34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DIST([.C68];[.D68];[.E68];[.F68])" office:value-type="float" office:value="0.00003167124183312">
            <text:p>0,00003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68713793791586">
            <text:p>0,00069</text:p>
          </table:table-cell>
          <table:table-cell table:formula="oooc:=NORMDIST([.C69];[.D69];[.E69];[.F69])" office:value-type="float" office:value="0.000687137937915805">
            <text:p>0,00069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19753592459604">
            <text:p>0,0082</text:p>
          </table:table-cell>
          <table:table-cell table:formula="oooc:=NORMDIST([.C70];[.D70];[.E70];[.F70])" office:value-type="float" office:value="0.00819753592459615">
            <text:p>0,008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54799291699558">
            <text:p>0,0548</text:p>
          </table:table-cell>
          <table:table-cell table:formula="oooc:=NORMDIST([.C71];[.D71];[.E71];[.F71])" office:value-type="float" office:value="0.054799291699558">
            <text:p>0,0548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DIST([.C72];[.D72];[.E72];[.F72])" office:value-type="float" office:value="0.211855398580139">
            <text:p>0,211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DIST([.C73];[.D73];[.E73];[.F73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DIST([.C74];[.D74];[.E74];[.F74])" office:value-type="float" office:value="0.788144601419861">
            <text:p>0,788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45200708300442">
            <text:p>0,9452</text:p>
          </table:table-cell>
          <table:table-cell table:formula="oooc:=NORMDIST([.C75];[.D75];[.E75];[.F75])" office:value-type="float" office:value="0.945200708300442">
            <text:p>0,94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1802464075404">
            <text:p>0,9918</text:p>
          </table:table-cell>
          <table:table-cell table:formula="oooc:=NORMDIST([.C76];[.D76];[.E76];[.F76])" office:value-type="float" office:value="0.991802464075404">
            <text:p>0,99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312862062084">
            <text:p>0,99931</text:p>
          </table:table-cell>
          <table:table-cell table:formula="oooc:=NORMDIST([.C77];[.D77];[.E77];[.F77])" office:value-type="float" office:value="0.999312862062084">
            <text:p>0,999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DIST([.C78];[.D78];[.E78];[.F78])" office:value-type="float" office:value="0.999968328758167">
            <text:p>0,999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99206671764">
            <text:p>1</text:p>
          </table:table-cell>
          <table:table-cell table:formula="oooc:=NORMDIST([.C79];[.D79];[.E79];[.F79])" office:value-type="float" office:value="0.999999206671848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35.968cm" draw:caption-point-x="-36.241cm" draw:caption-point-y="-35.9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DIST([.C80];[.D80];[.E80];[.F80])" office:value-type="float" office:value="0.344578258389676">
            <text:p>0,34458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369441340181764">
            <text:p>0,36944</text:p>
          </table:table-cell>
          <table:table-cell table:formula="oooc:=NORMDIST([.C81];[.D81];[.E81];[.F81])" office:value-type="float" office:value="0.369441340181764">
            <text:p>0,36944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82];[.D82];[.E82];[.F82])" office:value-type="float" office:value="0.00000158451963641283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83];[.D83];[.E83];[.F83])" office:value-type="float" office:value="0.0000535320903059542">
            <text:p>0,00005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84];[.D84];[.E84];[.F84])" office:value-type="float" office:value="0.000953635280585936">
            <text:p>0,00095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38.323cm" draw:caption-point-x="-36.241cm" draw:caption-point-y="-38.3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85];[.D85];[.E85];[.F85])" office:value-type="float" office:value="0.00895781211793716">
            <text:p>0,0089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86];[.D86];[.E86];[.F86])" office:value-type="float" office:value="0.0443683338717822">
            <text:p>0,04437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7];[.D87];[.E87];[.F87])" office:value-type="float" office:value="0.115876621104593">
            <text:p>0,115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59576912160573">
            <text:p>0,15958</text:p>
          </table:table-cell>
          <table:table-cell table:formula="oooc:=NORMDIST([.C88];[.D88];[.E88];[.F88])" office:value-type="float" office:value="0.159576912160573">
            <text:p>0,15958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9];[.D89];[.E89];[.F89])" office:value-type="float" office:value="0.115876621104593">
            <text:p>0,115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90];[.D90];[.E90];[.F90])" office:value-type="float" office:value="0.0443683338717822">
            <text:p>0,044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91];[.D91];[.E91];[.F91])" office:value-type="float" office:value="0.00895781211793716">
            <text:p>0,008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92];[.D92];[.E92];[.F92])" office:value-type="float" office:value="0.000953635280585936">
            <text:p>0,0009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42.091cm" draw:caption-point-x="-36.241cm" draw:caption-point-y="-42.0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93];[.D93];[.E93];[.F93])" office:value-type="float" office:value="0.0000535320903059542">
            <text:p>0,000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94];[.D94];[.E94];[.F94])" office:value-type="float" office:value="0.00000158451963641283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08056121329">
            <text:p>0,14731</text:p>
          </table:table-cell>
          <table:table-cell table:formula="oooc:=NORMDIST([.C95];[.D95];[.E95];[.F95])" office:value-type="float" office:value="0.147308056121329">
            <text:p>0,14731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25794409230998">
            <text:p>0,12579</text:p>
          </table:table-cell>
          <table:table-cell table:formula="oooc:=NORMDIST([.C96];[.D96];[.E96];[.F96])" office:value-type="float" office:value="0.125794409230998">
            <text:p>0,12579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ORMDIST([.C97];[.D97];[.E97];[.F97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8];[.D98];[.E98];[.F98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9];[.D99];[.E99];[.F99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100];[.D100];[.E100];[.F100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00000127981254388583">
            <text:p>0</text:p>
          </table:table-cell>
          <table:table-cell table:formula="oooc:=NORMSDIST([.C102])" office:value-type="float" office:value="0.00000000000127980959163665">
            <text:p>0</text:p>
          </table:table-cell>
          <table:table-cell office:value-type="float" office:value="-7">
            <text:p>-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DIST</text:p>
          </table:table-cell>
          <table:table-cell table:number-columns-repeated="244"/>
        </table:table-row>
        <table:table-row table:style-name="ro2">
          <table:table-cell office:value-type="float" office:value="0.000000000986587645037514">
            <text:p>0</text:p>
          </table:table-cell>
          <table:table-cell table:formula="oooc:=NORMSDIST([.C103])" office:value-type="float" office:value="0.000000000986599857366599">
            <text:p>0</text:p>
          </table:table-cell>
          <table:table-cell office:value-type="float" office:value="-6">
            <text:p>-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0286651571877013">
            <text:p>0</text:p>
          </table:table-cell>
          <table:table-cell table:formula="oooc:=NORMSDIST([.C104])" office:value-type="float" office:value="0.000000286671873461763">
            <text:p>0</text:p>
          </table:table-cell>
          <table:table-cell office:value-type="float" office:value="-5">
            <text:p>-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SDIST([.C105])" office:value-type="float" office:value="0.00003167124183312">
            <text:p>0,00003</text:p>
          </table:table-cell>
          <table:table-cell office:value-type="float" office:value="-4">
            <text:p>-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13498980316301">
            <text:p>0,00135</text:p>
          </table:table-cell>
          <table:table-cell table:formula="oooc:=NORMSDIST([.C106])" office:value-type="float" office:value="0.00134989803162705">
            <text:p>0,00135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227501319481793">
            <text:p>0,02275</text:p>
          </table:table-cell>
          <table:table-cell table:formula="oooc:=NORMSDIST([.C107])" office:value-type="float" office:value="0.0227501319481792">
            <text:p>0,02275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158655253931457">
            <text:p>0,15866</text:p>
          </table:table-cell>
          <table:table-cell table:formula="oooc:=NORMSDIST([.C108])" office:value-type="float" office:value="0.158655253931457">
            <text:p>0,15866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49.58cm" draw:caption-point-x="-36.241cm" draw:caption-point-y="-49.5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18406012534676">
            <text:p>0,18406</text:p>
          </table:table-cell>
          <table:table-cell table:formula="oooc:=NORMSDIST([.C109])" office:value-type="float" office:value="0.184060125316228">
            <text:p>0,18406</text:p>
          </table:table-cell>
          <table:table-cell office:value-type="float" office:value="-0.9">
            <text:p>-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50.051cm" draw:caption-point-x="-36.241cm" draw:caption-point-y="-50.0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SDIST([.C110])" office:value-type="float" office:value="0.211855398580139">
            <text:p>0,21186</text:p>
          </table:table-cell>
          <table:table-cell office:value-type="float" office:value="-0.8">
            <text:p>-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41963652223073">
            <text:p>0,24196</text:p>
          </table:table-cell>
          <table:table-cell table:formula="oooc:=NORMSDIST([.C111])" office:value-type="float" office:value="0.241963652222815">
            <text:p>0,24196</text:p>
          </table:table-cell>
          <table:table-cell office:value-type="float" office:value="-0.7">
            <text:p>-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74253117750074">
            <text:p>0,27425</text:p>
          </table:table-cell>
          <table:table-cell table:formula="oooc:=NORMSDIST([.C112])" office:value-type="float" office:value="0.27425311775006">
            <text:p>0,27425</text:p>
          </table:table-cell>
          <table:table-cell office:value-type="float" office:value="-0.6">
            <text:p>-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51.464cm" draw:caption-point-x="-36.241cm" draw:caption-point-y="-51.4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08537538725987">
            <text:p>0,30854</text:p>
          </table:table-cell>
          <table:table-cell table:formula="oooc:=NORMSDIST([.C113])" office:value-type="float" office:value="0.308537538725986">
            <text:p>0,30854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SDIST([.C114])" office:value-type="float" office:value="0.344578258389676">
            <text:p>0,34458</text:p>
          </table:table-cell>
          <table:table-cell office:value-type="float" office:value="-0.4">
            <text:p>-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82088577811047">
            <text:p>0,38209</text:p>
          </table:table-cell>
          <table:table-cell table:formula="oooc:=NORMSDIST([.C115])" office:value-type="float" office:value="0.382088577811047">
            <text:p>0,38209</text:p>
          </table:table-cell>
          <table:table-cell office:value-type="float" office:value="-0.3">
            <text:p>-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20740290560897">
            <text:p>0,42074</text:p>
          </table:table-cell>
          <table:table-cell table:formula="oooc:=NORMSDIST([.C116])" office:value-type="float" office:value="0.420740290560897">
            <text:p>0,42074</text:p>
          </table:table-cell>
          <table:table-cell office:value-type="float" office:value="-0.2">
            <text:p>-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NORMSDIST([.C117])" office:value-type="float" office:value="0.460172162722971">
            <text:p>0,46017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SDIST([.C118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39827837277029">
            <text:p>0,53983</text:p>
          </table:table-cell>
          <table:table-cell table:formula="oooc:=NORMSDIST([.C119])" office:value-type="float" office:value="0.539827837277029">
            <text:p>0,53983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79259709439103">
            <text:p>0,57926</text:p>
          </table:table-cell>
          <table:table-cell table:formula="oooc:=NORMSDIST([.C120])" office:value-type="float" office:value="0.579259709439103">
            <text:p>0,57926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17911422188953">
            <text:p>0,61791</text:p>
          </table:table-cell>
          <table:table-cell table:formula="oooc:=NORMSDIST([.C121])" office:value-type="float" office:value="0.617911422188953">
            <text:p>0,61791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55421741610324">
            <text:p>0,65542</text:p>
          </table:table-cell>
          <table:table-cell table:formula="oooc:=NORMSDIST([.C122])" office:value-type="float" office:value="0.655421741610324">
            <text:p>0,65542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91462461274013">
            <text:p>0,69146</text:p>
          </table:table-cell>
          <table:table-cell table:formula="oooc:=NORMSDIST([.C123])" office:value-type="float" office:value="0.691462461274014">
            <text:p>0,69146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25746882249926">
            <text:p>0,72575</text:p>
          </table:table-cell>
          <table:table-cell table:formula="oooc:=NORMSDIST([.C124])" office:value-type="float" office:value="0.72574688224994">
            <text:p>0,7257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57.116cm" draw:caption-point-x="-36.241cm" draw:caption-point-y="-57.1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758036347776927">
            <text:p>0,75804</text:p>
          </table:table-cell>
          <table:table-cell table:formula="oooc:=NORMSDIST([.C125])" office:value-type="float" office:value="0.758036347777185">
            <text:p>0,7580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SDIST([.C126])" office:value-type="float" office:value="0.788144601419861">
            <text:p>0,78814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81593987465324">
            <text:p>0,81594</text:p>
          </table:table-cell>
          <table:table-cell table:formula="oooc:=NORMSDIST([.C127])" office:value-type="float" office:value="0.815939874683772">
            <text:p>0,81594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58.528cm" draw:caption-point-x="-36.241cm" draw:caption-point-y="-58.52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841344746068543">
            <text:p>0,84134</text:p>
          </table:table-cell>
          <table:table-cell table:formula="oooc:=NORMSDIST([.C128])" office:value-type="float" office:value="0.841344746068543">
            <text:p>0,8413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58.999cm" draw:caption-point-x="-36.241cm" draw:caption-point-y="-58.9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977249868051821">
            <text:p>0,97725</text:p>
          </table:table-cell>
          <table:table-cell table:formula="oooc:=NORMSDIST([.C129])" office:value-type="float" office:value="0.977249868051821">
            <text:p>0,9772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865010196837">
            <text:p>0,99865</text:p>
          </table:table-cell>
          <table:table-cell table:formula="oooc:=NORMSDIST([.C130])" office:value-type="float" office:value="0.998650101968373">
            <text:p>0,9986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SDIST([.C131])" office:value-type="float" office:value="0.999968328758167">
            <text:p>0,99997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713348428">
            <text:p>1</text:p>
          </table:table-cell>
          <table:table-cell table:formula="oooc:=NORMSDIST([.C132])" office:value-type="float" office:value="0.999999713328127">
            <text:p>1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013412">
            <text:p>1</text:p>
          </table:table-cell>
          <table:table-cell table:formula="oooc:=NORMSDIST([.C133])" office:value-type="float" office:value="0.9999999990134">
            <text:p>1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99872">
            <text:p>1</text:p>
          </table:table-cell>
          <table:table-cell table:formula="oooc:=NORMSDIST([.C134])" office:value-type="float" office:value="0.99999999999872">
            <text:p>1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286274257644026">
            <text:p>0,00286</text:p>
          </table:table-cell>
          <table:table-cell table:formula="oooc:=LOGNORMDIST([.C136];[.D136];[.E136])" office:value-type="float" office:value="0.00286274257644015">
            <text:p>0,00286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NORMDIST</text:p>
          </table:table-cell>
          <table:table-cell/>
          <table:table-cell office:value-type="string">
            <office:annotation draw:style-name="gr2" draw:text-style-name="P3" svg:width="3.565cm" svg:height="2.017cm" svg:x="36.241cm" svg:y="62.748cm" draw:caption-point-x="-36.241cm" draw:caption-point-y="-62.7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327325964909624">
            <text:p>0,03273</text:p>
          </table:table-cell>
          <table:table-cell table:formula="oooc:=LOGNORMDIST([.C137];[.D137];[.E137])" office:value-type="float" office:value="0.0327325964909624">
            <text:p>0,0327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8516328379944">
            <text:p>0,17852</text:p>
          </table:table-cell>
          <table:table-cell table:formula="oooc:=LOGNORMDIST([.C138];[.D138];[.E138])" office:value-type="float" office:value="0.178516328332587">
            <text:p>0,17852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9860620214133">
            <text:p>0,25986</text:p>
          </table:table-cell>
          <table:table-cell table:formula="oooc:=LOGNORMDIST([.C139];[.D139];[.E139])" office:value-type="float" office:value="0.259860620214081">
            <text:p>0,25986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90790668619114">
            <text:p>0,39079</text:p>
          </table:table-cell>
          <table:table-cell table:formula="oooc:=LOGNORMDIST([.C140];[.D140];[.E140])" office:value-type="float" office:value="0.390790668619114">
            <text:p>0,3907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LOGNORMDIST([.C141];[.D141];[.E141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09209331380886">
            <text:p>0,60921</text:p>
          </table:table-cell>
          <table:table-cell table:formula="oooc:=LOGNORMDIST([.C142];[.D142];[.E142])" office:value-type="float" office:value="0.609209331380886">
            <text:p>0,6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40139379785867">
            <text:p>0,74014</text:p>
          </table:table-cell>
          <table:table-cell table:formula="oooc:=LOGNORMDIST([.C143];[.D143];[.E143])" office:value-type="float" office:value="0.740139379785919">
            <text:p>0,740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21483671620056">
            <text:p>0,82148</text:p>
          </table:table-cell>
          <table:table-cell table:formula="oooc:=LOGNORMDIST([.C144];[.D144];[.E144])" office:value-type="float" office:value="0.821483671667413">
            <text:p>0,821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67267403509038">
            <text:p>0,96727</text:p>
          </table:table-cell>
          <table:table-cell table:formula="oooc:=LOGNORMDIST([.C145];[.D145];[.E145])" office:value-type="float" office:value="0.967267403509038">
            <text:p>0,967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9713725742356">
            <text:p>0,99714</text:p>
          </table:table-cell>
          <table:table-cell table:formula="oooc:=LOGNORMDIST([.C146];[.D146];[.E146])" office:value-type="float" office:value="0.99713725742356">
            <text:p>0,99714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67.431cm" draw:caption-point-x="-36.241cm" draw:caption-point-y="-67.43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2860257279352">
            <text:p>0,3286</text:p>
          </table:table-cell>
          <table:table-cell table:formula="oooc:=LOGNORMDIST([.C147];[.D147];[.E147])" office:value-type="float" office:value="0.32860257279352">
            <text:p>0,3286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2631441656542">
            <text:p>0,40263</text:p>
          </table:table-cell>
          <table:table-cell table:formula="oooc:=LOGNORMDIST([.C148];[.D148];[.E148])" office:value-type="float" office:value="0.402631441656542">
            <text:p>0,40263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OGNORMDIST([.C149];[.D149];[.E149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0];[.D150];[.E150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08cm" svg:x="36.241cm" svg:y="69.315cm" draw:caption-point-x="-36.241cm" draw:caption-point-y="-69.31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NORMDIST([.C151];[.D151];[.E151])" office:value-type="float" office:value="0">
            <text:p>#DIV/0!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2];[.D152];[.E152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7553195285602">
            <text:p>1,37553</text:p>
          </table:table-cell>
          <table:table-cell table:formula="oooc:=CONFIDENCE([.C154];[.D154];[.E154])" office:value-type="float" office:value="1.37553195285604">
            <text:p>1,37553</text:p>
          </table:table-cell>
          <table:table-cell office:value-type="float" office:value="0.0001">
            <text:p>0,000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NFIDENCE</text:p>
          </table:table-cell>
          <table:table-cell/>
          <table:table-cell office:value-type="string">
            <office:annotation draw:style-name="gr2" draw:text-style-name="P3" svg:width="3.565cm" svg:height="2.016cm" svg:x="36.241cm" svg:y="71.18cm" draw:caption-point-x="-36.241cm" draw:caption-point-y="-71.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92951912174839">
            <text:p>0,69295</text:p>
          </table:table-cell>
          <table:table-cell table:formula="oooc:=CONFIDENCE([.C155];[.D155];[.E155])" office:value-type="float" office:value="0.692951912174839">
            <text:p>0,69295</text:p>
          </table:table-cell>
          <table:table-cell office:value-type="float" office:value="0.05">
            <text:p>0,0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71.624cm" draw:caption-point-x="-36.241cm" draw:caption-point-y="-71.6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81543576838337">
            <text:p>0,58154</text:p>
          </table:table-cell>
          <table:table-cell table:formula="oooc:=CONFIDENCE([.C156];[.D156];[.E156])" office:value-type="float" office:value="0.581543576838337">
            <text:p>0,58154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72.095cm" draw:caption-point-x="-36.241cm" draw:caption-point-y="-72.09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08951232416014">
            <text:p>0,50895</text:p>
          </table:table-cell>
          <table:table-cell table:formula="oooc:=CONFIDENCE([.C157];[.D157];[.E157])" office:value-type="float" office:value="0.508951232416014">
            <text:p>0,50895</text:p>
          </table:table-cell>
          <table:table-cell office:value-type="float" office:value="0.15">
            <text:p>0,1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72.566cm" draw:caption-point-x="-36.241cm" draw:caption-point-y="-72.56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453096901218412">
            <text:p>0,4531</text:p>
          </table:table-cell>
          <table:table-cell table:formula="oooc:=CONFIDENCE([.C158];[.D158];[.E158])" office:value-type="float" office:value="0.453096901218412">
            <text:p>0,4531</text:p>
          </table:table-cell>
          <table:table-cell office:value-type="float" office:value="0.2">
            <text:p>0,2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73.037cm" draw:caption-point-x="-36.241cm" draw:caption-point-y="-73.03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66434538979608">
            <text:p>0,36643</text:p>
          </table:table-cell>
          <table:table-cell table:formula="oooc:=CONFIDENCE([.C159];[.D159];[.E159])" office:value-type="float" office:value="0.366434538979608">
            <text:p>0,36643</text:p>
          </table:table-cell>
          <table:table-cell office:value-type="float" office:value="0.3">
            <text:p>0,3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73.508cm" draw:caption-point-x="-36.241cm" draw:caption-point-y="-73.5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38468138102235">
            <text:p>0,23847</text:p>
          </table:table-cell>
          <table:table-cell table:formula="oooc:=CONFIDENCE([.C160];[.D160];[.E160])" office:value-type="float" office:value="0.238468138102235">
            <text:p>0,23847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73.979cm" draw:caption-point-x="-36.241cm" draw:caption-point-y="-73.9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895717273106458">
            <text:p>0,08957</text:p>
          </table:table-cell>
          <table:table-cell table:formula="oooc:=CONFIDENCE([.C161];[.D161];[.E161])" office:value-type="float" office:value="0.0895717273106458">
            <text:p>0,08957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74.45cm" draw:caption-point-x="-36.241cm" draw:caption-point-y="-7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444279952471288">
            <text:p>0,04443</text:p>
          </table:table-cell>
          <table:table-cell table:formula="oooc:=CONFIDENCE([.C162];[.D162];[.E162])" office:value-type="float" office:value="0.0444279952471289">
            <text:p>0,04443</text:p>
          </table:table-cell>
          <table:table-cell office:value-type="float" office:value="0.9">
            <text:p>0,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74.921cm" draw:caption-point-x="-36.241cm" draw:caption-point-y="-74.9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221701939550027">
            <text:p>0,02217</text:p>
          </table:table-cell>
          <table:table-cell table:formula="oooc:=CONFIDENCE([.C163];[.D163];[.E163])" office:value-type="float" office:value="0.0221701939550027">
            <text:p>0,02217</text:p>
          </table:table-cell>
          <table:table-cell office:value-type="float" office:value="0.95">
            <text:p>0,9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75.392cm" draw:caption-point-x="-36.241cm" draw:caption-point-y="-75.3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0443113463885907">
            <text:p>0,00004</text:p>
          </table:table-cell>
          <table:table-cell table:formula="oooc:=CONFIDENCE([.C164];[.D164];[.E164])" office:value-type="float" office:value="0.0000443113463886399">
            <text:p>0,00004</text:p>
          </table:table-cell>
          <table:table-cell office:value-type="float" office:value="0.9999">
            <text:p>0,999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75.862cm" draw:caption-point-x="-36.241cm" draw:caption-point-y="-75.8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14161007573672">
            <text:p>0,81416</text:p>
          </table:table-cell>
          <table:table-cell table:formula="oooc:=CONFIDENCE([.C165];[.D165];[.E165])" office:value-type="float" office:value="0.814161007573671">
            <text:p>0,81416</text:p>
          </table:table-cell>
          <table:table-cell office:value-type="float" office:value="0.1">
            <text:p>0,1</text:p>
          </table:table-cell>
          <table:table-cell office:value-type="float" office:value="3.5">
            <text:p>3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76.333cm" draw:caption-point-x="-36.241cm" draw:caption-point-y="-76.33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6];[.D166];[.E166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">
            <text:p>2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76.804cm" draw:caption-point-x="-36.241cm" draw:caption-point-y="-76.80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7];[.D167];[.E167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.9">
            <text:p>25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77.275cm" draw:caption-point-x="-36.241cm" draw:caption-point-y="-77.2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8];[.D168];[.E168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44cm" svg:x="36.241cm" svg:y="77.746cm" draw:caption-point-x="-36.241cm" draw:caption-point-y="-77.74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9];[.D169];[.E16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43cm" svg:x="36.241cm" svg:y="78.217cm" draw:caption-point-x="-36.241cm" draw:caption-point-y="-78.2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0];[.D170];[.E17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43cm" svg:x="36.241cm" svg:y="78.688cm" draw:caption-point-x="-36.241cm" draw:caption-point-y="-78.68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1];[.D171];[.E1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08cm" svg:x="36.241cm" svg:y="79.159cm" draw:caption-point-x="-36.241cm" draw:caption-point-y="-79.15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2];[.D172];[.E172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1.998cm" svg:x="36.241cm" svg:y="79.63cm" draw:caption-point-x="-36.241cm" draw:caption-point-y="-79.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3];[.D173];[.E173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1.998cm" svg:x="36.241cm" svg:y="80.101cm" draw:caption-point-x="-36.241cm" draw:caption-point-y="-80.10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1.2024587863567">
            <text:p>81,20246</text:p>
          </table:table-cell>
          <table:table-cell table:formula="oooc:=NORMINV([.C175];[.D175];[.E175])" office:value-type="float" office:value="81.2024587863608">
            <text:p>81,20246</text:p>
          </table:table-cell>
          <table:table-cell office:value-type="float" office:value="0.0001">
            <text:p>0,000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ORMINV</text:p>
          </table:table-cell>
          <table:table-cell/>
          <table:table-cell office:value-type="string">
            <office:annotation draw:style-name="gr2" draw:text-style-name="P3" svg:width="3.565cm" svg:height="2.017cm" svg:x="36.241cm" svg:y="81.024cm" draw:caption-point-x="-36.241cm" draw:caption-point-y="-81.0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6.3878659326213">
            <text:p>86,38787</text:p>
          </table:table-cell>
          <table:table-cell table:formula="oooc:=NORMINV([.C176];[.D176];[.E176])" office:value-type="float" office:value="86.3878659326213">
            <text:p>86,38787</text:p>
          </table:table-cell>
          <table:table-cell office:value-type="float" office:value="0.05">
            <text:p>0,0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1.468cm" draw:caption-point-x="-36.241cm" draw:caption-point-y="-81.4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7.2961210861385">
            <text:p>87,29612</text:p>
          </table:table-cell>
          <table:table-cell table:formula="oooc:=NORMINV([.C177];[.D177];[.E177])" office:value-type="float" office:value="87.2961210861385">
            <text:p>87,29612</text:p>
          </table:table-cell>
          <table:table-cell office:value-type="float" office:value="0.1">
            <text:p>0,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1.939cm" draw:caption-point-x="-36.241cm" draw:caption-point-y="-81.9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8.3959469160677">
            <text:p>88,39595</text:p>
          </table:table-cell>
          <table:table-cell table:formula="oooc:=NORMINV([.C178];[.D178];[.E178])" office:value-type="float" office:value="88.3959469160677">
            <text:p>88,39595</text:p>
          </table:table-cell>
          <table:table-cell office:value-type="float" office:value="0.2">
            <text:p>0,2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2.41cm" draw:caption-point-x="-36.241cm" draw:caption-point-y="-82.4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0.5">
            <text:p>90,5</text:p>
          </table:table-cell>
          <table:table-cell table:formula="oooc:=NORMINV([.C179];[.D179];[.E179])" office:value-type="float" office:value="90.5">
            <text:p>90,5</text:p>
          </table:table-cell>
          <table:table-cell office:value-type="float" office:value="0.5">
            <text:p>0,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2.881cm" draw:caption-point-x="-36.241cm" draw:caption-point-y="-82.88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2.6040530839323">
            <text:p>92,60405</text:p>
          </table:table-cell>
          <table:table-cell table:formula="oooc:=NORMINV([.C180];[.D180];[.E180])" office:value-type="float" office:value="92.6040530839323">
            <text:p>92,60405</text:p>
          </table:table-cell>
          <table:table-cell office:value-type="float" office:value="0.8">
            <text:p>0,8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3.352cm" draw:caption-point-x="-36.241cm" draw:caption-point-y="-83.35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3.7038789138615">
            <text:p>93,70388</text:p>
          </table:table-cell>
          <table:table-cell table:formula="oooc:=NORMINV([.C181];[.D181];[.E181])" office:value-type="float" office:value="93.7038789138615">
            <text:p>93,70388</text:p>
          </table:table-cell>
          <table:table-cell office:value-type="float" office:value="0.9">
            <text:p>0,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3.823cm" draw:caption-point-x="-36.241cm" draw:caption-point-y="-83.8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4.6121340673787">
            <text:p>94,61213</text:p>
          </table:table-cell>
          <table:table-cell table:formula="oooc:=NORMINV([.C182];[.D182];[.E182])" office:value-type="float" office:value="94.6121340673787">
            <text:p>94,61213</text:p>
          </table:table-cell>
          <table:table-cell office:value-type="float" office:value="0.95">
            <text:p>0,9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4.294cm" draw:caption-point-x="-36.241cm" draw:caption-point-y="-84.2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9.7975412136433">
            <text:p>99,79754</text:p>
          </table:table-cell>
          <table:table-cell table:formula="oooc:=NORMINV([.C183];[.D183];[.E183])" office:value-type="float" office:value="99.7975412136393">
            <text:p>99,79754</text:p>
          </table:table-cell>
          <table:table-cell office:value-type="float" office:value="0.9999">
            <text:p>0,999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4.765cm" draw:caption-point-x="-36.241cm" draw:caption-point-y="-84.76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9.1889987182299">
            <text:p>-89,189</text:p>
          </table:table-cell>
          <table:table-cell table:formula="oooc:=NORMINV([.C184];[.D184];[.E184])" office:value-type="float" office:value="-89.1889987182299">
            <text:p>-89,189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5.236cm" draw:caption-point-x="-36.241cm" draw:caption-point-y="-85.23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7.8779974364598">
            <text:p>-87,878</text:p>
          </table:table-cell>
          <table:table-cell table:formula="oooc:=NORMINV([.C185];[.D185];[.E185])" office:value-type="float" office:value="-87.8779974364598">
            <text:p>-87,878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5.707cm" draw:caption-point-x="-36.241cm" draw:caption-point-y="-85.70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6];[.D186];[.E186])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43cm" svg:x="36.241cm" svg:y="86.178cm" draw:caption-point-x="-36.241cm" draw:caption-point-y="-86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7];[.D187];[.E18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43cm" svg:x="36.241cm" svg:y="86.649cm" draw:caption-point-x="-36.241cm" draw:caption-point-y="-86.64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8];[.D188];[.E188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08cm" svg:x="36.241cm" svg:y="87.12cm" draw:caption-point-x="-36.241cm" draw:caption-point-y="-87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9];[.D189];[.E189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1.997cm" svg:x="36.241cm" svg:y="87.591cm" draw:caption-point-x="-36.241cm" draw:caption-point-y="-87.5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90];[.D190];[.E190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1.997cm" svg:x="36.241cm" svg:y="88.062cm" draw:caption-point-x="-36.241cm" draw:caption-point-y="-88.0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.71901648545731">
            <text:p>-3,71902</text:p>
          </table:table-cell>
          <table:table-cell table:formula="oooc:=NORMSINV([.C192])" office:value-type="float" office:value="-3.71901648545568">
            <text:p>-3,71902</text:p>
          </table:table-cell>
          <table:table-cell office:value-type="float" office:value="0.0001">
            <text:p>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INV</text:p>
          </table:table-cell>
          <table:table-cell/>
          <table:table-cell office:value-type="string">
            <office:annotation draw:style-name="gr2" draw:text-style-name="P3" svg:width="3.565cm" svg:height="2.016cm" svg:x="36.241cm" svg:y="88.985cm" draw:caption-point-x="-36.241cm" draw:caption-point-y="-88.98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3.09023230616779">
            <text:p>-3,09023</text:p>
          </table:table-cell>
          <table:table-cell table:formula="oooc:=NORMSINV([.C193])" office:value-type="float" office:value="-3.09023230616781">
            <text:p>-3,0902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9.429cm" draw:caption-point-x="-36.241cm" draw:caption-point-y="-89.42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2.32634787404085">
            <text:p>-2,32635</text:p>
          </table:table-cell>
          <table:table-cell table:formula="oooc:=NORMSINV([.C194])" office:value-type="float" office:value="-2.32634787404084">
            <text:p>-2,32635</text:p>
          </table:table-cell>
          <table:table-cell office:value-type="float" office:value="0.01">
            <text:p>0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89.9cm" draw:caption-point-x="-36.241cm" draw:caption-point-y="-89.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95996398454005">
            <text:p>-1,95996</text:p>
          </table:table-cell>
          <table:table-cell table:formula="oooc:=NORMSINV([.C195])" office:value-type="float" office:value="-1.95996398454005">
            <text:p>-1,95996</text:p>
          </table:table-cell>
          <table:table-cell office:value-type="float" office:value="0.025">
            <text:p>0,0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0.371cm" draw:caption-point-x="-36.241cm" draw:caption-point-y="-90.37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64485362695147">
            <text:p>-1,64485</text:p>
          </table:table-cell>
          <table:table-cell table:formula="oooc:=NORMSINV([.C196])" office:value-type="float" office:value="-1.64485362695147">
            <text:p>-1,64485</text:p>
          </table:table-cell>
          <table:table-cell office:value-type="float" office:value="0.05">
            <text:p>0,0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0.842cm" draw:caption-point-x="-36.241cm" draw:caption-point-y="-90.84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2815515655446">
            <text:p>-1,28155</text:p>
          </table:table-cell>
          <table:table-cell table:formula="oooc:=NORMSINV([.C197])" office:value-type="float" office:value="-1.2815515655446">
            <text:p>-1,28155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1.313cm" draw:caption-point-x="-36.241cm" draw:caption-point-y="-91.31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03643338949379">
            <text:p>-1,03643</text:p>
          </table:table-cell>
          <table:table-cell table:formula="oooc:=NORMSINV([.C198])" office:value-type="float" office:value="-1.03643338949379">
            <text:p>-1,03643</text:p>
          </table:table-cell>
          <table:table-cell office:value-type="float" office:value="0.15">
            <text:p>0,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1.784cm" draw:caption-point-x="-36.241cm" draw:caption-point-y="-91.78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841621233572914">
            <text:p>-0,84162</text:p>
          </table:table-cell>
          <table:table-cell table:formula="oooc:=NORMSINV([.C199])" office:value-type="float" office:value="-0.841621233572914">
            <text:p>-0,84162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2.255cm" draw:caption-point-x="-36.241cm" draw:caption-point-y="-92.25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674489750196082">
            <text:p>-0,67449</text:p>
          </table:table-cell>
          <table:table-cell table:formula="oooc:=NORMSINV([.C200])" office:value-type="float" office:value="-0.674489750196082">
            <text:p>-0,67449</text:p>
          </table:table-cell>
          <table:table-cell office:value-type="float" office:value="0.25">
            <text:p>0,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2.726cm" draw:caption-point-x="-36.241cm" draw:caption-point-y="-92.72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524400512708041">
            <text:p>-0,5244</text:p>
          </table:table-cell>
          <table:table-cell table:formula="oooc:=NORMSINV([.C201])" office:value-type="float" office:value="-0.524400512708041">
            <text:p>-0,5244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93.196cm" draw:caption-point-x="-36.241cm" draw:caption-point-y="-93.1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385320466407568">
            <text:p>-0,38532</text:p>
          </table:table-cell>
          <table:table-cell table:formula="oooc:=NORMSINV([.C202])" office:value-type="float" office:value="-0.385320466407567">
            <text:p>-0,38532</text:p>
          </table:table-cell>
          <table:table-cell office:value-type="float" office:value="0.35">
            <text:p>0,3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93.667cm" draw:caption-point-x="-36.241cm" draw:caption-point-y="-93.6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2533471031358">
            <text:p>-0,25335</text:p>
          </table:table-cell>
          <table:table-cell table:formula="oooc:=NORMSINV([.C203])" office:value-type="float" office:value="-0.2533471031358">
            <text:p>-0,25335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94.138cm" draw:caption-point-x="-36.241cm" draw:caption-point-y="-94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125661346855074">
            <text:p>-0,12566</text:p>
          </table:table-cell>
          <table:table-cell table:formula="oooc:=NORMSINV([.C204])" office:value-type="float" office:value="-0.125661346855074">
            <text:p>-0,12566</text:p>
          </table:table-cell>
          <table:table-cell office:value-type="float" office:value="0.45">
            <text:p>0,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94.609cm" draw:caption-point-x="-36.241cm" draw:caption-point-y="-94.60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39213763529183E-016">
            <text:p>0</text:p>
          </table:table-cell>
          <table:table-cell table:formula="oooc:=NORMSINV([.C205])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95.08cm" draw:caption-point-x="-36.241cm" draw:caption-point-y="-95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25661346855074">
            <text:p>0,12566</text:p>
          </table:table-cell>
          <table:table-cell table:formula="oooc:=NORMSINV([.C206])" office:value-type="float" office:value="0.125661346855074">
            <text:p>0,12566</text:p>
          </table:table-cell>
          <table:table-cell office:value-type="float" office:value="0.55">
            <text:p>0,5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5.551cm" draw:caption-point-x="-36.241cm" draw:caption-point-y="-95.5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533471031358">
            <text:p>0,25335</text:p>
          </table:table-cell>
          <table:table-cell table:formula="oooc:=NORMSINV([.C207])" office:value-type="float" office:value="0.2533471031358">
            <text:p>0,2533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6.022cm" draw:caption-point-x="-36.241cm" draw:caption-point-y="-96.02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85320466407568">
            <text:p>0,38532</text:p>
          </table:table-cell>
          <table:table-cell table:formula="oooc:=NORMSINV([.C208])" office:value-type="float" office:value="0.385320466407568">
            <text:p>0,38532</text:p>
          </table:table-cell>
          <table:table-cell office:value-type="float" office:value="0.65">
            <text:p>0,6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6.493cm" draw:caption-point-x="-36.241cm" draw:caption-point-y="-96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2440051270804">
            <text:p>0,5244</text:p>
          </table:table-cell>
          <table:table-cell table:formula="oooc:=NORMSINV([.C209])" office:value-type="float" office:value="0.524400512708041">
            <text:p>0,524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6.964cm" draw:caption-point-x="-36.241cm" draw:caption-point-y="-96.9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74489750196082">
            <text:p>0,67449</text:p>
          </table:table-cell>
          <table:table-cell table:formula="oooc:=NORMSINV([.C210])" office:value-type="float" office:value="0.674489750196082">
            <text:p>0,67449</text:p>
          </table:table-cell>
          <table:table-cell office:value-type="float" office:value="0.75">
            <text:p>0,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7.435cm" draw:caption-point-x="-36.241cm" draw:caption-point-y="-97.43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41621233572914">
            <text:p>0,84162</text:p>
          </table:table-cell>
          <table:table-cell table:formula="oooc:=NORMSINV([.C211])" office:value-type="float" office:value="0.841621233572914">
            <text:p>0,84162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7.906cm" draw:caption-point-x="-36.241cm" draw:caption-point-y="-97.90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03643338949379">
            <text:p>1,03643</text:p>
          </table:table-cell>
          <table:table-cell table:formula="oooc:=NORMSINV([.C212])" office:value-type="float" office:value="1.03643338949379">
            <text:p>1,03643</text:p>
          </table:table-cell>
          <table:table-cell office:value-type="float" office:value="0.85">
            <text:p>0,8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8.377cm" draw:caption-point-x="-36.241cm" draw:caption-point-y="-98.3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2815515655446">
            <text:p>1,28155</text:p>
          </table:table-cell>
          <table:table-cell table:formula="oooc:=NORMSINV([.C213])" office:value-type="float" office:value="1.2815515655446">
            <text:p>1,28155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8.848cm" draw:caption-point-x="-36.241cm" draw:caption-point-y="-98.8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64485362695147">
            <text:p>1,64485</text:p>
          </table:table-cell>
          <table:table-cell table:formula="oooc:=NORMSINV([.C214])" office:value-type="float" office:value="1.64485362695147">
            <text:p>1,64485</text:p>
          </table:table-cell>
          <table:table-cell office:value-type="float" office:value="0.95">
            <text:p>0,9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9.319cm" draw:caption-point-x="-36.241cm" draw:caption-point-y="-99.31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95996398454005">
            <text:p>1,95996</text:p>
          </table:table-cell>
          <table:table-cell table:formula="oooc:=NORMSINV([.C215])" office:value-type="float" office:value="1.95996398454005">
            <text:p>1,95996</text:p>
          </table:table-cell>
          <table:table-cell office:value-type="float" office:value="0.975">
            <text:p>0,9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99.79cm" draw:caption-point-x="-36.241cm" draw:caption-point-y="-99.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.32634787404084">
            <text:p>2,32635</text:p>
          </table:table-cell>
          <table:table-cell table:formula="oooc:=NORMSINV([.C216])" office:value-type="float" office:value="2.32634787404084">
            <text:p>2,32635</text:p>
          </table:table-cell>
          <table:table-cell office:value-type="float" office:value="0.99">
            <text:p>0,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00.261cm" draw:caption-point-x="-36.241cm" draw:caption-point-y="-100.2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9023230616778">
            <text:p>3,09023</text:p>
          </table:table-cell>
          <table:table-cell table:formula="oooc:=NORMSINV([.C217])" office:value-type="float" office:value="3.09023230616781">
            <text:p>3,09023</text:p>
          </table:table-cell>
          <table:table-cell office:value-type="float" office:value="0.999">
            <text:p>0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00.732cm" draw:caption-point-x="-36.241cm" draw:caption-point-y="-100.7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71901648545731">
            <text:p>3,71902</text:p>
          </table:table-cell>
          <table:table-cell table:formula="oooc:=NORMSINV([.C218])" office:value-type="float" office:value="3.71901648545571">
            <text:p>3,71902</text:p>
          </table:table-cell>
          <table:table-cell office:value-type="float" office:value="0.9999">
            <text:p>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01.203cm" draw:caption-point-x="-36.241cm" draw:caption-point-y="-101.2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19])" office:value-type="float" office:value="0">
            <text:p>#VALUE!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08cm" svg:x="36.241cm" svg:y="101.674cm" draw:caption-point-x="-36.241cm" draw:caption-point-y="-101.6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0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1.997cm" svg:x="36.241cm" svg:y="102.145cm" draw:caption-point-x="-36.241cm" draw:caption-point-y="-102.1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1])" office:value-type="float" office:value="0">
            <text:p>#VALUE!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1.997cm" svg:x="36.241cm" svg:y="102.616cm" draw:caption-point-x="-36.241cm" draw:caption-point-y="-102.6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197817462626425">
            <text:p>0,00198</text:p>
          </table:table-cell>
          <table:table-cell table:formula="oooc:=LOGINV([.C223];[.D223];[.E223])" office:value-type="float" office:value="0.00197817462626412">
            <text:p>0,00198</text:p>
          </table:table-cell>
          <table:table-cell office:value-type="float" office:value="0.001">
            <text:p>0,00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INV</text:p>
          </table:table-cell>
          <table:table-cell/>
          <table:table-cell office:value-type="string">
            <office:annotation draw:style-name="gr2" draw:text-style-name="P3" svg:width="3.565cm" svg:height="2.016cm" svg:x="36.241cm" svg:y="103.539cm" draw:caption-point-x="-36.241cm" draw:caption-point-y="-103.5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733777834200667">
            <text:p>0,07338</text:p>
          </table:table-cell>
          <table:table-cell table:formula="oooc:=LOGINV([.C224];[.D224];[.E224])" office:value-type="float" office:value="0.073377783420067">
            <text:p>0,07338</text:p>
          </table:table-cell>
          <table:table-cell office:value-type="float" office:value="0.05">
            <text:p>0,0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03.983cm" draw:caption-point-x="-36.241cm" draw:caption-point-y="-103.9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81976282949439">
            <text:p>0,18198</text:p>
          </table:table-cell>
          <table:table-cell table:formula="oooc:=LOGINV([.C225];[.D225];[.E225])" office:value-type="float" office:value="0.181976282949439">
            <text:p>0,18198</text:p>
          </table:table-cell>
          <table:table-cell office:value-type="float" office:value="0.1">
            <text:p>0,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04.454cm" draw:caption-point-x="-36.241cm" draw:caption-point-y="-104.45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46591758184583">
            <text:p>0,54659</text:p>
          </table:table-cell>
          <table:table-cell table:formula="oooc:=LOGINV([.C226];[.D226];[.E226])" office:value-type="float" office:value="0.546591758184583">
            <text:p>0,54659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04.925cm" draw:caption-point-x="-36.241cm" draw:caption-point-y="-104.92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48168907033806">
            <text:p>4,48169</text:p>
          </table:table-cell>
          <table:table-cell table:formula="oooc:=LOGINV([.C227];[.D227];[.E227])" office:value-type="float" office:value="4.48168907033806">
            <text:p>4,48169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05.396cm" draw:caption-point-x="-36.241cm" draw:caption-point-y="-105.3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6.7468711747476">
            <text:p>36,74687</text:p>
          </table:table-cell>
          <table:table-cell table:formula="oooc:=LOGINV([.C228];[.D228];[.E228])" office:value-type="float" office:value="36.7468711747476">
            <text:p>36,74687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05.867cm" draw:caption-point-x="-36.241cm" draw:caption-point-y="-105.8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10.374476264956">
            <text:p>110,37448</text:p>
          </table:table-cell>
          <table:table-cell table:formula="oooc:=LOGINV([.C229];[.D229];[.E229])" office:value-type="float" office:value="110.374476264956">
            <text:p>110,37448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06.338cm" draw:caption-point-x="-36.241cm" draw:caption-point-y="-106.3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73.72776863814">
            <text:p>273,72777</text:p>
          </table:table-cell>
          <table:table-cell table:formula="oooc:=LOGINV([.C230];[.D230];[.E230])" office:value-type="float" office:value="273.727768638141">
            <text:p>273,72777</text:p>
          </table:table-cell>
          <table:table-cell office:value-type="float" office:value="0.95">
            <text:p>0,9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106.808cm" draw:caption-point-x="-36.241cm" draw:caption-point-y="-106.8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153.5712047418">
            <text:p>10153,5712</text:p>
          </table:table-cell>
          <table:table-cell table:formula="oooc:=LOGINV([.C231];[.D231];[.E231])" office:value-type="float" office:value="10153.5712047425">
            <text:p>10153,5712</text:p>
          </table:table-cell>
          <table:table-cell office:value-type="float" office:value="0.999">
            <text:p>0,99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107.279cm" draw:caption-point-x="-36.241cm" draw:caption-point-y="-107.2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27787567727408">
            <text:p>0,82779</text:p>
          </table:table-cell>
          <table:table-cell table:formula="oooc:=LOGINV([.C232];[.D232];[.E232])" office:value-type="float" office:value="0.827787567727409">
            <text:p>0,82779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107.75cm" draw:caption-point-x="-36.241cm" draw:caption-point-y="-107.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7099791811304">
            <text:p>3,071</text:p>
          </table:table-cell>
          <table:table-cell table:formula="oooc:=LOGINV([.C233];[.D233];[.E233])" office:value-type="float" office:value="3.07099791811305">
            <text:p>3,071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108.221cm" draw:caption-point-x="-36.241cm" draw:caption-point-y="-108.2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4];[.D234];[.E234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44cm" svg:x="36.241cm" svg:y="108.692cm" draw:caption-point-x="-36.241cm" draw:caption-point-y="-108.6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5];[.D235];[.E235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44cm" svg:x="36.241cm" svg:y="109.163cm" draw:caption-point-x="-36.241cm" draw:caption-point-y="-109.1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6];[.D236];[.E23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08cm" svg:x="36.241cm" svg:y="109.634cm" draw:caption-point-x="-36.241cm" draw:caption-point-y="-109.63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7];[.D237];[.E237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1.998cm" svg:x="36.241cm" svg:y="110.105cm" draw:caption-point-x="-36.241cm" draw:caption-point-y="-110.10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8];[.D238];[.E238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1.998cm" svg:x="36.241cm" svg:y="110.576cm" draw:caption-point-x="-36.241cm" draw:caption-point-y="-110.57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221549257893">
            <text:p>0,25222</text:p>
          </table:table-cell>
          <table:table-cell table:formula="oooc:=BETADIST([.C240];[.D240];[.E240])" office:value-type="float" office:value="0.252215496181516">
            <text:p>0,2522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DIST</text:p>
          </table:table-cell>
          <table:table-cell/>
          <table:table-cell office:value-type="string">
            <office:annotation draw:style-name="gr2" draw:text-style-name="P3" svg:width="3.565cm" svg:height="2.017cm" svg:x="36.241cm" svg:y="111.499cm" draw:caption-point-x="-36.241cm" draw:caption-point-y="-111.4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41];[.D241];[.E24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ETADIST([.C242];[.D242];[.E24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ETADIST([.C243];[.D243];[.E243])" office:value-type="float" office:value="0">
            <text:p>Err:502</text:p>
          </table:table-cell>
          <table:table-cell office:value-type="float" office:value="-0.001">
            <text:p>-0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4];[.D244];[.E244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5];[.D245];[.E245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6];[.D246];[.E246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269009173546604">
            <text:p>0,0269</text:p>
          </table:table-cell>
          <table:table-cell table:formula="oooc:=BETADIST([.C248];[.D248];[.E248];[.F248])" office:value-type="float" office:value="0.0269009172599102">
            <text:p>0,026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348969845061971">
            <text:p>0,0349</text:p>
          </table:table-cell>
          <table:table-cell table:formula="oooc:=BETADIST([.C250];[.D250];[.E250];[.F250];[.G250])" office:value-type="float" office:value="0.0348969845113343">
            <text:p>0,034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5cm" svg:height="2.016cm" svg:x="36.241cm" svg:y="116.118cm" draw:caption-point-x="-36.241cm" draw:caption-point-y="-116.1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51];[.D251];[.E251];[.F251];[.G251])" office:value-type="float" office:value="0">
            <text:p>0</text:p>
          </table:table-cell>
          <table:table-cell office:value-type="float" office:value="-0.3">
            <text:p>-0,3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16.562cm" draw:caption-point-x="-36.241cm" draw:caption-point-y="-116.5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formula="oooc:=BETADIST([.C252];[.D252];[.E252];[.F252];[.G252])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117.032cm" draw:caption-point-x="-36.241cm" draw:caption-point-y="-117.0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3];[.D253];[.E253];[.F253];[.G253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09cm" svg:x="36.241cm" svg:y="117.503cm" draw:caption-point-x="-36.241cm" draw:caption-point-y="-117.5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4];[.D254];[.E254];[.F254];[.G254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1.998cm" svg:x="36.241cm" svg:y="117.974cm" draw:caption-point-x="-36.241cm" draw:caption-point-y="-117.9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5];[.D255];[.E255];[.F255];[.G255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9">
            <text:p>0,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1.998cm" svg:x="36.241cm" svg:y="118.445cm" draw:caption-point-x="-36.241cm" draw:caption-point-y="-118.4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BINOMDIST([.C257];[.D257];[.E257];[.F257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BINOMDIST</text:p>
          </table:table-cell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58];[.D258];[.E258];[.F258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896">
            <text:p>0,896</text:p>
          </table:table-cell>
          <table:table-cell table:formula="oooc:=BINOMDIST([.C259];[.D259];[.E259];[.F259])" office:value-type="float" office:value="0.896">
            <text:p>0,8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2">
            <text:p>0,992</text:p>
          </table:table-cell>
          <table:table-cell table:formula="oooc:=BINOMDIST([.C260];[.D260];[.E260];[.F260])" office:value-type="float" office:value="0.992">
            <text:p>0,9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1];[.D261];[.E261];[.F261])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62];[.D262];[.E262];[.F262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36">
            <text:p>0,36</text:p>
          </table:table-cell>
          <table:table-cell table:formula="oooc:=BINOMDIST([.C263];[.D263];[.E263];[.F263])" office:value-type="float" office:value="0.36">
            <text:p>0,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4];[.D264];[.E264];[.F264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65];[.D265];[.E265];[.F26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6];[.D266];[.E266];[.F266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7];[.D267];[.E267];[.F267])" office:value-type="float" office:value="0.512">
            <text:p>0,512</text:p>
          </table:table-cell>
          <table:table-cell office:value-type="float" office:value="0.9">
            <text:p>0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BINOMDIST([.C268];[.D268];[.E268];[.F268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9];[.D269];[.E269];[.F269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384">
            <text:p>0,384</text:p>
          </table:table-cell>
          <table:table-cell table:formula="oooc:=BINOMDIST([.C270];[.D270];[.E270];[.F270])" office:value-type="float" office:value="0.384">
            <text:p>0,3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1];[.D271];[.E271];[.F271])" office:value-type="float" office:value="0.0960000000000001">
            <text:p>0,0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">
            <text:p>0,008</text:p>
          </table:table-cell>
          <table:table-cell table:formula="oooc:=BINOMDIST([.C272];[.D272];[.E272];[.F272])" office:value-type="float" office:value="0.008">
            <text:p>0,008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3];[.D273];[.E273];[.F273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32">
            <text:p>0,32</text:p>
          </table:table-cell>
          <table:table-cell table:formula="oooc:=BINOMDIST([.C274];[.D274];[.E274];[.F274])" office:value-type="float" office:value="0.32">
            <text:p>0,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5];[.D275];[.E275];[.F275])" office:value-type="float" office:value="0.64">
            <text:p>0,64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76];[.D276];[.E276];[.F27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77];[.D277];[.E277];[.F277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8];[.D278];[.E278];[.F278])" office:value-type="float" office:value="0.0960000000000001">
            <text:p>0,096</text:p>
          </table:table-cell>
          <table:table-cell office:value-type="float" office:value="2.9">
            <text:p>2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INOMDIST([.C279];[.D279];[.E279];[.F27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0];[.D280];[.E280];[.F280])" office:value-type="float" office:value="0">
            <text:p>Err:5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1];[.D281];[.E281];[.F281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001">
            <text:p>-0,00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2];[.D282];[.E282];[.F282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01">
            <text:p>1,00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3];[.D283];[.E283];[.F283])" office:value-type="float" office:value="0">
            <text:p>#VALUE!</text:p>
          </table:table-cell>
          <table:table-cell office:value-type="float" office:value="1000000000">
            <text:p>1000000000</text:p>
          </table:table-cell>
          <table:table-cell office:value-type="float" office:value="10000000000">
            <text:p>10000000000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">
            <text:p>0,8</text:p>
          </table:table-cell>
          <table:table-cell table:formula="oooc:=NEGBINOMDIST([.C285];[.D285];[.E285])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EGBINOMDIST</text:p>
          </table:table-cell>
          <table:table-cell table:number-columns-repeated="244"/>
        </table:table-row>
        <table:table-row table:style-name="ro2">
          <table:table-cell office:value-type="float" office:value="0.16">
            <text:p>0,16</text:p>
          </table:table-cell>
          <table:table-cell table:formula="oooc:=NEGBINOMDIST([.C286];[.D286];[.E286])" office:value-type="float" office:value="0.16">
            <text:p>0,16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32">
            <text:p>0,032</text:p>
          </table:table-cell>
          <table:table-cell table:formula="oooc:=NEGBINOMDIST([.C287];[.D287];[.E287])" office:value-type="float" office:value="0.032">
            <text:p>0,0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64">
            <text:p>0,0064</text:p>
          </table:table-cell>
          <table:table-cell table:formula="oooc:=NEGBINOMDIST([.C288];[.D288];[.E288])" office:value-type="float" office:value="0.0064">
            <text:p>0,00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NEGBINOMDIST([.C289];[.D289];[.E289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6">
            <text:p>0,256</text:p>
          </table:table-cell>
          <table:table-cell table:formula="oooc:=NEGBINOMDIST([.C290];[.D290];[.E290])" office:value-type="float" office:value="0.256">
            <text:p>0,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1];[.D291];[.E291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048">
            <text:p>0,02048</text:p>
          </table:table-cell>
          <table:table-cell table:formula="oooc:=NEGBINOMDIST([.C292];[.D292];[.E292])" office:value-type="float" office:value="0.02048">
            <text:p>0,020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NEGBINOMDIST([.C293];[.D293];[.E293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72">
            <text:p>0,3072</text:p>
          </table:table-cell>
          <table:table-cell table:formula="oooc:=NEGBINOMDIST([.C294];[.D294];[.E294])" office:value-type="float" office:value="0.3072">
            <text:p>0,30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288">
            <text:p>0,12288</text:p>
          </table:table-cell>
          <table:table-cell table:formula="oooc:=NEGBINOMDIST([.C295];[.D295];[.E295])" office:value-type="float" office:value="0.12288">
            <text:p>0,12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4096">
            <text:p>0,04096</text:p>
          </table:table-cell>
          <table:table-cell table:formula="oooc:=NEGBINOMDIST([.C296];[.D296];[.E296])" office:value-type="float" office:value="0.04096">
            <text:p>0,04096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4">
            <text:p>0,04</text:p>
          </table:table-cell>
          <table:table-cell table:formula="oooc:=NEGBINOMDIST([.C297];[.D297];[.E297])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4">
            <text:p>0,064</text:p>
          </table:table-cell>
          <table:table-cell table:formula="oooc:=NEGBINOMDIST([.C298];[.D298];[.E298])" office:value-type="float" office:value="0.064">
            <text:p>0,0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9];[.D299];[.E299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0];[.D300];[.E300])" office:value-type="float" office:value="0.08192">
            <text:p>0,081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1];[.D301];[.E301])" office:value-type="float" office:value="0.0524380327282375">
            <text:p>0,05244</text:p>
          </table:table-cell>
          <table:table-cell office:value-type="float" office:value="3.9">
            <text:p>3,9</text:p>
          </table:table-cell>
          <table:table-cell office:value-type="float" office:value="2.9">
            <text:p>2,9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EGBINOMDIST([.C302];[.D302];[.E30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3];[.D303];[.E303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0.1">
            <text:p>-0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4];[.D304];[.E304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5];[.D305];[.E305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6];[.D306];[.E3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7];[.D307];[.E307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CHIDIST([.C309];[.D30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DIST</text:p>
          </table:table-cell>
          <table:table-cell table:number-columns-repeated="244"/>
        </table:table-row>
        <table:table-row table:style-name="ro2">
          <table:table-cell office:value-type="float" office:value="0.751829634294625">
            <text:p>0,75183</text:p>
          </table:table-cell>
          <table:table-cell table:formula="oooc:=CHIDIST([.C310];[.D310])" office:value-type="float" office:value="0.751829634047637">
            <text:p>0,7518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79500123965362">
            <text:p>0,4795</text:p>
          </table:table-cell>
          <table:table-cell table:formula="oooc:=CHIDIST([.C311];[.D311])" office:value-type="float" office:value="0.479500122188295">
            <text:p>0,47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156540233785132">
            <text:p>0,00157</text:p>
          </table:table-cell>
          <table:table-cell table:formula="oooc:=CHIDIST([.C312];[.D312])" office:value-type="float" office:value="0.00156540232817914">
            <text:p>0,001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3];[.D3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51229424519471">
            <text:p>0,95123</text:p>
          </table:table-cell>
          <table:table-cell table:formula="oooc:=CHIDIST([.C314];[.D314])" office:value-type="float" office:value="0.951229424500862">
            <text:p>0,9512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778800783365305">
            <text:p>0,7788</text:p>
          </table:table-cell>
          <table:table-cell table:formula="oooc:=CHIDIST([.C315];[.D315])" office:value-type="float" office:value="0.778800783079802">
            <text:p>0,778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60653066313171">
            <text:p>0,60653</text:p>
          </table:table-cell>
          <table:table-cell table:formula="oooc:=CHIDIST([.C316];[.D316])" office:value-type="float" office:value="0.606530659720375">
            <text:p>0,60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673794699936655">
            <text:p>0,00674</text:p>
          </table:table-cell>
          <table:table-cell table:formula="oooc:=CHIDIST([.C317];[.D317])" office:value-type="float" office:value="0.00673794702958308">
            <text:p>0,006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8];[.D31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1837423733135">
            <text:p>0,99184</text:p>
          </table:table-cell>
          <table:table-cell table:formula="oooc:=CHIDIST([.C319];[.D319])" office:value-type="float" office:value="0.991837423731888">
            <text:p>0,9918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18891411700565">
            <text:p>0,91889</text:p>
          </table:table-cell>
          <table:table-cell table:formula="oooc:=CHIDIST([.C320];[.D320])" office:value-type="float" office:value="0.918891411656018">
            <text:p>0,9188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801251957664246">
            <text:p>0,80125</text:p>
          </table:table-cell>
          <table:table-cell table:formula="oooc:=CHIDIST([.C321];[.D321])" office:value-type="float" office:value="0.801251956902794">
            <text:p>0,801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185661352770776">
            <text:p>0,01857</text:p>
          </table:table-cell>
          <table:table-cell table:formula="oooc:=CHIDIST([.C322];[.D322])" office:value-type="float" office:value="0.0185661355332204">
            <text:p>0,0185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3];[.D3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37683388072">
            <text:p>0,99984</text:p>
          </table:table-cell>
          <table:table-cell table:formula="oooc:=CHIDIST([.C324];[.D324])" office:value-type="float" office:value="0.999837683388089">
            <text:p>0,99984</text:p>
          </table:table-cell>
          <table:table-cell office:value-type="float" office:value="0.1">
            <text:p>0,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2123293282961">
            <text:p>0,99212</text:p>
          </table:table-cell>
          <table:table-cell table:formula="oooc:=CHIDIST([.C325];[.D325])" office:value-type="float" office:value="0.992123293232661">
            <text:p>0,99212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6256577328019">
            <text:p>0,96257</text:p>
          </table:table-cell>
          <table:table-cell table:formula="oooc:=CHIDIST([.C326];[.D326])" office:value-type="float" office:value="0.96256577324889">
            <text:p>0,962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752352467108136">
            <text:p>0,07524</text:p>
          </table:table-cell>
          <table:table-cell table:formula="oooc:=CHIDIST([.C327];[.D327])" office:value-type="float" office:value="0.0752352462166888">
            <text:p>0,0752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8];[.D32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9997502049">
            <text:p>1</text:p>
          </table:table-cell>
          <table:table-cell table:formula="oooc:=CHIDIST([.C329];[.D329])" office:value-type="float" office:value="0.999999997502049">
            <text:p>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3388289443">
            <text:p>0,99999</text:p>
          </table:table-cell>
          <table:table-cell table:formula="oooc:=CHIDIST([.C330];[.D330])" office:value-type="float" office:value="0.999993388289439">
            <text:p>0,99999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27884370337">
            <text:p>0,99983</text:p>
          </table:table-cell>
          <table:table-cell table:formula="oooc:=CHIDIST([.C331];[.D331])" office:value-type="float" office:value="0.999827884370056">
            <text:p>0,999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40493285137988">
            <text:p>0,44049</text:p>
          </table:table-cell>
          <table:table-cell table:formula="oooc:=CHIDIST([.C332];[.D332])" office:value-type="float" office:value="0.440493285095713">
            <text:p>0,44049</text:p>
          </table:table-cell>
          <table:table-cell table:number-columns-repeated="2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29252688081794">
            <text:p>0,02925</text:p>
          </table:table-cell>
          <table:table-cell table:formula="oooc:=CHIDIST([.C333];[.D333])" office:value-type="float" office:value="0.0292526881215858">
            <text:p>0,029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4];[.D334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5];[.D335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.9">
            <text:p>10,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HIDIST([.C336];[.D33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7];[.D337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8];[.D338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DIST([.C340];[.D340];[.E34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FDIST([.C341];[.D341];[.E34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DIST([.C342];[.D342];[.E34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05017770991328">
            <text:p>0,80502</text:p>
          </table:table-cell>
          <table:table-cell table:formula="oooc:=FDIST([.C343];[.D343];[.E343])" office:value-type="float" office:value="0.805017770959589">
            <text:p>0,80502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81782109783219">
            <text:p>0,78178</text:p>
          </table:table-cell>
          <table:table-cell table:formula="oooc:=FDIST([.C344];[.D344];[.E344])" office:value-type="float" office:value="0.781782109764008">
            <text:p>0,7817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60.178cm" draw:caption-point-x="-36.241cm" draw:caption-point-y="-160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912870929184635">
            <text:p>0,91287</text:p>
          </table:table-cell>
          <table:table-cell table:formula="oooc:=FDIST([.C345];[.D345];[.E345])" office:value-type="float" office:value="0.912870929175277">
            <text:p>0,9128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34510348502272">
            <text:p>0,06345</text:p>
          </table:table-cell>
          <table:table-cell table:formula="oooc:=FDIST([.C346];[.D346];[.E346])" office:value-type="float" office:value="0.0634510348746345">
            <text:p>0,063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61.12cm" draw:caption-point-x="-36.241cm" draw:caption-point-y="-161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0.00985245702245816">
            <text:p>0,00985</text:p>
          </table:table-cell>
          <table:table-cell table:formula="oooc:=FDIST([.C347];[.D347];[.E347])" office:value-type="float" office:value="0.00985245702332571">
            <text:p>0,0098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05345615796501">
            <text:p>0,07053</text:p>
          </table:table-cell>
          <table:table-cell table:formula="oooc:=FDIST([.C348];[.D348];[.E348])" office:value-type="float" office:value="0.0705345615858598">
            <text:p>0,0705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162.061cm" draw:caption-point-x="-36.241cm" draw:caption-point-y="-162.0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990099009898677">
            <text:p>0,0099</text:p>
          </table:table-cell>
          <table:table-cell table:formula="oooc:=FDIST([.C349];[.D349];[.E349])" office:value-type="float" office:value="0.0099009900990099">
            <text:p>0,00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94440893662734">
            <text:p>0,02944</text:p>
          </table:table-cell>
          <table:table-cell table:formula="oooc:=FDIST([.C350];[.D350];[.E350])" office:value-type="float" office:value="0.0294440897246008">
            <text:p>0,02944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25630298035519">
            <text:p>0,32563</text:p>
          </table:table-cell>
          <table:table-cell table:formula="oooc:=FDIST([.C351];[.D351];[.E351])" office:value-type="float" office:value="0.325630298083455">
            <text:p>0,32563</text:p>
          </table:table-cell>
          <table:table-cell office:value-type="float" office:value="5.5">
            <text:p>5,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163.474cm" draw:caption-point-x="-36.241cm" draw:caption-point-y="-163.4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178313132280837">
            <text:p>0,00018</text:p>
          </table:table-cell>
          <table:table-cell table:formula="oooc:=FDIST([.C352];[.D352];[.E352])" office:value-type="float" office:value="0.000178313132254587">
            <text:p>0,00018</text:p>
          </table:table-cell>
          <table:table-cell office:value-type="float" office:value="5.5">
            <text:p>5,5</text:p>
          </table:table-cell>
          <table:table-cell table:number-columns-repeated="2"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423459019531231">
            <text:p>0,00423</text:p>
          </table:table-cell>
          <table:table-cell table:formula="oooc:=FDIST([.C353];[.D353];[.E353])" office:value-type="float" office:value="0.00423459019468895">
            <text:p>0,00423</text:p>
          </table:table-cell>
          <table:table-cell office:value-type="float" office:value="5.5">
            <text:p>5,5</text:p>
          </table:table-cell>
          <table:table-cell office:value-type="float" office:value="20.9">
            <text:p>20,9</text:p>
          </table:table-cell>
          <table:table-cell office:value-type="float" office:value="10.9">
            <text:p>1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DIST([.C354];[.D354];[.E354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5];[.D355];[.E355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6];[.D356];[.E356])" office:value-type="float" office:value="0">
            <text:p>Err:5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GAMMADIST([.C358];[.D358];[.E358];[.F35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GAMMADIST</text:p>
          </table:table-cell>
          <table:table-cell table:number-columns-repeated="244"/>
        </table:table-row>
        <table:table-row table:style-name="ro2">
          <table:table-cell office:value-type="float" office:value="0.506365375434743">
            <text:p>0,50637</text:p>
          </table:table-cell>
          <table:table-cell table:formula="oooc:=GAMMADIST([.C359];[.D359];[.E359];[.F359])" office:value-type="float" office:value="0.506365377274565">
            <text:p>0,50637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00924802483405">
            <text:p>0,60092</text:p>
          </table:table-cell>
          <table:table-cell table:formula="oooc:=GAMMADIST([.C360];[.D360];[.E360];[.F360])" office:value-type="float" office:value="0.600924803417108">
            <text:p>0,6009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26361716913868">
            <text:p>0,92636</text:p>
          </table:table-cell>
          <table:table-cell table:formula="oooc:=GAMMADIST([.C361];[.D361];[.E361];[.F361])" office:value-type="float" office:value="0.926361729816917">
            <text:p>0,92636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5cm" svg:height="2.043cm" svg:x="36.241cm" svg:y="168.138cm" draw:caption-point-x="-36.241cm" draw:caption-point-y="-168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GAMMADIST([.C362];[.D362];[.E362];[.F36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44598744754799">
            <text:p>0,7446</text:p>
          </table:table-cell>
          <table:table-cell table:formula="oooc:=GAMMADIST([.C363];[.D363];[.E363];[.F363])" office:value-type="float" office:value="0.744598744645186">
            <text:p>0,74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47577326919">
            <text:p>0,14735</text:p>
          </table:table-cell>
          <table:table-cell table:formula="oooc:=GAMMADIST([.C364];[.D364];[.E364];[.F364])" office:value-type="float" office:value="0.14734757734861">
            <text:p>0,1473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00521116745419">
            <text:p>0,09005</text:p>
          </table:table-cell>
          <table:table-cell table:formula="oooc:=GAMMADIST([.C365];[.D365];[.E365];[.F365])" office:value-type="float" office:value="0.0900521116877985">
            <text:p>0,0900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GAMMADIST([.C366];[.D366];[.E366];[.F36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table:number-columns-repeated="2"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043cm" svg:x="36.241cm" svg:y="170.493cm" draw:caption-point-x="-36.241cm" draw:caption-point-y="-170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GAMMADIST([.C367];[.D367];[.E367];[.F367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8];[.D368];[.E368];[.F368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9];[.D369];[.E369];[.F369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70];[.D370];[.E370];[.F370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OISSON([.C372];[.D372];[.E37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POISSO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POISSON([.C373];[.D373];[.E37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4];[.D374];[.E374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5];[.D375];[.E37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76];[.D376];[.E376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35758882342898">
            <text:p>0,73576</text:p>
          </table:table-cell>
          <table:table-cell table:formula="oooc:=POISSON([.C377];[.D377];[.E377])" office:value-type="float" office:value="0.735758882342885">
            <text:p>0,73576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19698602928623">
            <text:p>0,9197</text:p>
          </table:table-cell>
          <table:table-cell table:formula="oooc:=POISSON([.C378];[.D378];[.E378])" office:value-type="float" office:value="0.919698602928606">
            <text:p>0,9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81011843123864">
            <text:p>0,98101</text:p>
          </table:table-cell>
          <table:table-cell table:formula="oooc:=POISSON([.C379];[.D379];[.E379])" office:value-type="float" office:value="0.981011843123846">
            <text:p>0,98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80];[.D380];[.E380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6005849709841">
            <text:p>0,40601</text:p>
          </table:table-cell>
          <table:table-cell table:formula="oooc:=POISSON([.C381];[.D381];[.E381])" office:value-type="float" office:value="0.406005849709838">
            <text:p>0,40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76676416183068">
            <text:p>0,67668</text:p>
          </table:table-cell>
          <table:table-cell table:formula="oooc:=POISSON([.C382];[.D382];[.E382])" office:value-type="float" office:value="0.676676416183063">
            <text:p>0,67668</text:p>
          </table:table-cell>
          <table:table-cell table:number-columns-repeated="2"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57123460498552">
            <text:p>0,85712</text:p>
          </table:table-cell>
          <table:table-cell table:formula="oooc:=POISSON([.C383];[.D383];[.E383])" office:value-type="float" office:value="0.857123460498547">
            <text:p>0,857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384];[.D384];[.E384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5689123257549">
            <text:p>0,12569</text:p>
          </table:table-cell>
          <table:table-cell table:formula="oooc:=POISSON([.C385];[.D385];[.E385])" office:value-type="float" office:value="0.125689123257546">
            <text:p>0,12569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2746844716009">
            <text:p>0,30275</text:p>
          </table:table-cell>
          <table:table-cell table:formula="oooc:=POISSON([.C386];[.D386];[.E386])" office:value-type="float" office:value="0.302746844716002">
            <text:p>0,30275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7];[.D387];[.E387])" office:value-type="float" office:value="0.515216110466149">
            <text:p>0,51522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8];[.D388];[.E388])" office:value-type="float" office:value="0.515216110466149">
            <text:p>0,51522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89];[.D389];[.E38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0];[.D390];[.E390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1];[.D391];[.E391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2];[.D392];[.E39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3];[.D393];[.E393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4];[.D394];[.E394])" office:value-type="float" office:value="0.367879441171442">
            <text:p>0,36788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3939720585725">
            <text:p>0,18394</text:p>
          </table:table-cell>
          <table:table-cell table:formula="oooc:=POISSON([.C395];[.D395];[.E395])" office:value-type="float" office:value="0.183939720585721">
            <text:p>0,18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13132401952415">
            <text:p>0,06131</text:p>
          </table:table-cell>
          <table:table-cell table:formula="oooc:=POISSON([.C396];[.D396];[.E396])" office:value-type="float" office:value="0.0613132401952404">
            <text:p>0,061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97];[.D397];[.E397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8];[.D398];[.E398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9];[.D399];[.E399])" office:value-type="float" office:value="0.270670566473225">
            <text:p>0,27067</text:p>
          </table:table-cell>
          <table:table-cell table:number-columns-repeated="2"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0447044315485">
            <text:p>0,18045</text:p>
          </table:table-cell>
          <table:table-cell table:formula="oooc:=POISSON([.C400];[.D400];[.E400])" office:value-type="float" office:value="0.180447044315484">
            <text:p>0,180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401];[.D401];[.E401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983654008102555">
            <text:p>0,09837</text:p>
          </table:table-cell>
          <table:table-cell table:formula="oooc:=POISSON([.C402];[.D402];[.E402])" office:value-type="float" office:value="0.0983654008102532">
            <text:p>0,09837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705772145846">
            <text:p>0,17706</text:p>
          </table:table-cell>
          <table:table-cell table:formula="oooc:=POISSON([.C403];[.D403];[.E403])" office:value-type="float" office:value="0.177057721458456">
            <text:p>0,17706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4];[.D404];[.E404])" office:value-type="float" office:value="0.212469265750147">
            <text:p>0,21247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5];[.D405];[.E405])" office:value-type="float" office:value="0.212469265750147">
            <text:p>0,21247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OISSON([.C406];[.D406];[.E4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7];[.D407];[.E40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8];[.D408];[.E408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9];[.D409];[.E409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TDIST([.C412];[.D412];[.E412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TDIST([.C413];[.D413];[.E4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TDIST([.C414];[.D414];[.E414])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8274482574886">
            <text:p>0,46827</text:p>
          </table:table-cell>
          <table:table-cell table:formula="oooc:=TDIST([.C415];[.D415];[.E415])" office:value-type="float" office:value="0.468274482562683">
            <text:p>0,46827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36548965149773">
            <text:p>0,93655</text:p>
          </table:table-cell>
          <table:table-cell table:formula="oooc:=TDIST([.C416];[.D416];[.E416])" office:value-type="float" office:value="0.936548965125365">
            <text:p>0,9365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4732719210175">
            <text:p>0,46473</text:p>
          </table:table-cell>
          <table:table-cell table:formula="oooc:=TDIST([.C417];[.D417];[.E417])" office:value-type="float" office:value="0.464732719207071">
            <text:p>0,4647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0272265550466">
            <text:p>0,46027</text:p>
          </table:table-cell>
          <table:table-cell table:formula="oooc:=TDIST([.C418];[.D418];[.E418])" office:value-type="float" office:value="0.460272265544712">
            <text:p>0,46027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318299276436247">
            <text:p>0,00318</text:p>
          </table:table-cell>
          <table:table-cell table:formula="oooc:=TDIST([.C419];[.D419];[.E419])" office:value-type="float" office:value="0.0031829927629391">
            <text:p>0,003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4999250124538">
            <text:p>0,00005</text:p>
          </table:table-cell>
          <table:table-cell table:formula="oooc:=TDIST([.C420];[.D420];[.E420])" office:value-type="float" office:value="0.0000499925012497626">
            <text:p>0,0000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572491470388586">
            <text:p>0,05725</text:p>
          </table:table-cell>
          <table:table-cell table:formula="oooc:=TDIST([.C421];[.D421];[.E421])" office:value-type="float" office:value="0.0572491466910142">
            <text:p>0,0572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157520015192512">
            <text:p>0,01575</text:p>
          </table:table-cell>
          <table:table-cell table:formula="oooc:=TDIST([.C422];[.D422];[.E422])" office:value-type="float" office:value="0.0157520015209069">
            <text:p>0,01575</text:p>
          </table:table-cell>
          <table:table-cell office:value-type="float" office:value="5.5">
            <text:p>5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3];[.D423];[.E423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4];[.D424];[.E424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.9">
            <text:p>100,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5];[.D425];[.E425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.9">
            <text:p>1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292342144202815">
            <text:p>0</text:p>
          </table:table-cell>
          <table:table-cell table:formula="oooc:=TDIST([.C426];[.D426];[.E426])" office:value-type="float" office:value="0.000000292342144245848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2.9">
            <text:p>2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DIST([.C427];[.D427];[.E42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8];[.D428];[.E428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9];[.D429];[.E429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30];[.D430];[.E43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97797346115112">
            <text:p>0,8978</text:p>
          </table:table-cell>
          <table:table-cell table:formula="oooc:=BETAINV([.C432];[.D432];[.E432])" office:value-type="float" office:value="0.897797338684614">
            <text:p>0,8978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INV</text:p>
          </table:table-cell>
          <table:table-cell/>
          <table:table-cell office:value-type="string">
            <office:annotation draw:style-name="gr2" draw:text-style-name="P3" svg:width="3.565cm" svg:height="2.453cm" svg:x="36.241cm" svg:y="201.42cm" draw:caption-point-x="-36.241cm" draw:caption-point-y="-201.4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3];[.D433];[.E433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4];[.D434];[.E434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35];[.D435];[.E435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469cm" svg:x="36.241cm" svg:y="202.806cm" draw:caption-point-x="-36.241cm" draw:caption-point-y="-202.8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37];[.D437];[.E437];[.F437];[.G437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5cm" svg:height="2.017cm" svg:x="36.241cm" svg:y="203.729cm" draw:caption-point-x="-36.241cm" draw:caption-point-y="-203.72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8];[.D438];[.E438];[.F438];[.G438])" office:value-type="float" office:value="2.27982218575836">
            <text:p>2,27982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748898673057556">
            <text:p>0,7489</text:p>
          </table:table-cell>
          <table:table-cell table:formula="oooc:=BETAINV([.C439];[.D439];[.E439];[.F439];[.G439])" office:value-type="float" office:value="0.748898669342307">
            <text:p>0,7489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5cm" svg:height="2.044cm" svg:x="36.241cm" svg:y="204.644cm" draw:caption-point-x="-36.241cm" draw:caption-point-y="-204.64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40];[.D440];[.E440];[.F440];[.G440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5cm" svg:height="2.009cm" svg:x="36.241cm" svg:y="205.115cm" draw:caption-point-x="-36.241cm" draw:caption-point-y="-205.11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1];[.D441];[.E441];[.F441];[.G441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>
            <office:annotation draw:style-name="gr2" draw:text-style-name="P3" svg:width="3.565cm" svg:height="5.83cm" svg:x="36.241cm" svg:y="205.586cm" draw:caption-point-x="-36.241cm" draw:caption-point-y="-205.58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2];[.D442];[.E442];[.F442];[.G442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6"/>
          <table:table-cell table:style-name="ce1" table:number-columns-repeated="240"/>
        </table:table-row>
        <table:table-row table:style-name="ro2">
          <table:table-cell office:value-type="float" office:value="0.928458142280579">
            <text:p>0,92846</text:p>
          </table:table-cell>
          <table:table-cell table:formula="oooc:=BETAINV([.C444];[.D444];[.E444];[.F444])" office:value-type="float" office:value="0.928458137079229">
            <text:p>0,928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3.21887582495163">
            <text:p>3,21888</text:p>
          </table:table-cell>
          <table:table-cell table:formula="oooc:=CHIINV([.C446];[.D446])" office:value-type="float" office:value="3.21887582508208">
            <text:p>3,21888</text:p>
          </table:table-cell>
          <table:table-cell office:value-type="float" office:value="0.2">
            <text:p>0,2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INV</text:p>
          </table:table-cell>
          <table:table-cell table:number-columns-repeated="4"/>
          <table:table-cell table:style-name="ce1" table:number-columns-repeated="13"/>
          <table:table-cell table:number-columns-repeated="227"/>
        </table:table-row>
        <table:table-row table:style-name="ro2">
          <table:table-cell office:value-type="float" office:value="0.413893311572814">
            <text:p>0,41389</text:p>
          </table:table-cell>
          <table:table-cell table:formula="oooc:=CHIINV([.C447];[.D447])" office:value-type="float" office:value="0.413893310661325">
            <text:p>0,41389</text:p>
          </table:table-cell>
          <table:table-cell office:value-type="float" office:value="0.52">
            <text:p>0,5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48];[.D448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5cm" svg:height="5.921cm" svg:x="36.241cm" svg:y="208.792cm" draw:caption-point-x="-36.241cm" draw:caption-point-y="-208.79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49];[.D449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.42">
            <text:p>5,4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5cm" svg:height="5.875cm" svg:x="36.241cm" svg:y="209.263cm" draw:caption-point-x="-36.241cm" draw:caption-point-y="-209.26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5.74940968927447">
            <text:p>5,74941</text:p>
          </table:table-cell>
          <table:table-cell table:formula="oooc:=CHIINV([.C450];[.D450])" office:value-type="float" office:value="5.74940965904783">
            <text:p>5,74941</text:p>
          </table:table-cell>
          <table:table-cell office:value-type="float" office:value="0.9999">
            <text:p>0,9999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5cm" svg:height="5.875cm" svg:x="36.241cm" svg:y="209.734cm" draw:caption-point-x="-36.241cm" draw:caption-point-y="-209.73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2.006899668663">
            <text:p>32,0069</text:p>
          </table:table-cell>
          <table:table-cell table:formula="oooc:=CHIINV([.C451];[.D451])" office:value-type="float" office:value="32.0068996840299">
            <text:p>32,0069</text:p>
          </table:table-cell>
          <table:table-cell office:value-type="float" office:value="0.1">
            <text:p>0,1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5cm" svg:height="5.876cm" svg:x="36.241cm" svg:y="210.204cm" draw:caption-point-x="-36.241cm" draw:caption-point-y="-210.20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5.9973622738273">
            <text:p>35,99736</text:p>
          </table:table-cell>
          <table:table-cell table:formula="oooc:=CHIINV([.C452];[.D452])" office:value-type="float" office:value="35.9973622419138">
            <text:p>35,99736</text:p>
          </table:table-cell>
          <table:table-cell office:value-type="float" office:value="0.33">
            <text:p>0,33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5cm" svg:height="5.876cm" svg:x="36.241cm" svg:y="210.675cm" draw:caption-point-x="-36.241cm" draw:caption-point-y="-210.67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78.7495242510023">
            <text:p>78,74952</text:p>
          </table:table-cell>
          <table:table-cell table:formula="oooc:=CHIINV([.C453];[.D453])" office:value-type="float" office:value="78.7495246048055">
            <text:p>78,74952</text:p>
          </table:table-cell>
          <table:table-cell office:value-type="float" office:value="0.001">
            <text:p>0,001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5cm" svg:height="5.876cm" svg:x="36.241cm" svg:y="211.146cm" draw:caption-point-x="-36.241cm" draw:caption-point-y="-211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4079456087353">
            <text:p>2,40795</text:p>
          </table:table-cell>
          <table:table-cell table:formula="oooc:=CHIINV([.C454];[.D454])" office:value-type="float" office:value="2.40794560898715">
            <text:p>2,40795</text:p>
          </table:table-cell>
          <table:table-cell office:value-type="float" office:value="0.3">
            <text:p>0,3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.8155105580477">
            <text:p>13,81551</text:p>
          </table:table-cell>
          <table:table-cell table:formula="oooc:=CHIINV([.C455];[.D455])" office:value-type="float" office:value="13.8155107053109">
            <text:p>13,81551</text:p>
          </table:table-cell>
          <table:table-cell office:value-type="float" office:value="0.001">
            <text:p>0,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6];[.D456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7];[.D457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8];[.D458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0.99">
            <text:p>0,9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9];[.D459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table:style-name="ce8" office:value-type="float" office:value="100000000000">
            <text:p>1,00E+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66666666823178">
            <text:p>0,66667</text:p>
          </table:table-cell>
          <table:table-cell table:formula="oooc:=FINV([.C461];[.D461];[.E461])" office:value-type="float" office:value="0.666666666666675">
            <text:p>0,66667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INV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FINV([.C462];[.D462];[.E462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000000000">
            <text:p>1000000000</text:p>
          </table:table-cell>
          <table:table-cell table:formula="oooc:=FINV([.C463];[.D463];[.E46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8.45128505321545">
            <text:p>8,45129</text:p>
          </table:table-cell>
          <table:table-cell table:formula="oooc:=FINV([.C464];[.D464];[.E464])" office:value-type="float" office:value="8.45128506362876">
            <text:p>8,45129</text:p>
          </table:table-cell>
          <table:table-cell office:value-type="float" office:value="0.01">
            <text:p>0,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623235134157359">
            <text:p>0,62324</text:p>
          </table:table-cell>
          <table:table-cell table:formula="oooc:=FINV([.C465];[.D465];[.E465])" office:value-type="float" office:value="0.623235136644912">
            <text:p>0,62324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903cm" svg:x="36.241cm" svg:y="216.752cm" draw:caption-point-x="-36.241cm" draw:caption-point-y="-216.75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8.7722698155223">
            <text:p>18,77227</text:p>
          </table:table-cell>
          <table:table-cell table:formula="oooc:=FINV([.C466];[.D466];[.E466])" office:value-type="float" office:value="18.7722698167798">
            <text:p>18,77227</text:p>
          </table:table-cell>
          <table:table-cell office:value-type="float" office:value="0.001">
            <text:p>0,0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7];[.D467];[.E467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8];[.D468];[.E468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9];[.D469];[.E469])" office:value-type="float" office:value="0">
            <text:p>Err:502</text:p>
          </table:table-cell>
          <table:table-cell office:value-type="float" office:value="0.4">
            <text:p>0,4</text:p>
          </table:table-cell>
          <table:table-cell office:value-type="float" office:value="0.7">
            <text:p>0,7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0];[.D470];[.E470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table:style-name="ce8" office:value-type="float" office:value="100000000000">
            <text:p>1,00E+11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1];[.D471];[.E4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table:style-name="ce8" office:value-type="float" office:value="100000000000">
            <text:p>1,00E+1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04367777117164">
            <text:p>0,60437</text:p>
          </table:table-cell>
          <table:table-cell table:formula="oooc:=FISHERINV([.C473])" office:value-type="float" office:value="0.604367777117164">
            <text:p>0,60437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INV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INV([.C47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117386166057">
            <text:p>0,76117</text:p>
          </table:table-cell>
          <table:table-cell table:formula="oooc:=FISHERINV([.C475])" office:value-type="float" office:value="0.76117386166057">
            <text:p>0,76117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999966667999944">
            <text:p>0,01</text:p>
          </table:table-cell>
          <table:table-cell table:formula="oooc:=FISHERINV([.C476])" office:value-type="float" office:value="0.00999966667999944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46211715726001">
            <text:p>0,46212</text:p>
          </table:table-cell>
          <table:table-cell table:formula="oooc:=FISHERINV([.C477])" office:value-type="float" office:value="0.46211715726001">
            <text:p>0,46212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46211715726001">
            <text:p>-0,46212</text:p>
          </table:table-cell>
          <table:table-cell table:formula="oooc:=FISHERINV([.C478])" office:value-type="float" office:value="-0.46211715726001">
            <text:p>-0,46212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229820548214317">
            <text:p>0,22982</text:p>
          </table:table-cell>
          <table:table-cell table:formula="oooc:=FISHERINV([.C479])" office:value-type="float" office:value="0.229820548214317">
            <text:p>0,2298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09204262595">
            <text:p>0,99991</text:p>
          </table:table-cell>
          <table:table-cell table:formula="oooc:=FISHERINV([.C480])" office:value-type="float" office:value="0.999909204262595">
            <text:p>0,9999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99999442106">
            <text:p>1</text:p>
          </table:table-cell>
          <table:table-cell table:formula="oooc:=FISHERINV([.C481])" office:value-type="float" office:value="0.999999999442106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999999999442106">
            <text:p>-1</text:p>
          </table:table-cell>
          <table:table-cell table:formula="oooc:=FISHERINV([.C482])" office:value-type="float" office:value="-0.999999999442106">
            <text:p>-1</text:p>
          </table:table-cell>
          <table:table-cell office:value-type="float" office:value="-11">
            <text:p>-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4.9519155473158">
            <text:p>4,95192</text:p>
          </table:table-cell>
          <table:table-cell table:formula="oooc:=GAMMAINV([.C484];[.D484];[.E484])" office:value-type="float" office:value="4.95191549585255">
            <text:p>4,95192</text:p>
          </table:table-cell>
          <table:table-cell office:value-type="float" office:value="0.065">
            <text:p>0,06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GAMMAINV</text:p>
          </table:table-cell>
          <table:table-cell/>
          <table:table-cell office:value-type="string">
            <office:annotation draw:style-name="gr2" draw:text-style-name="P3" svg:width="3.565cm" svg:height="5.894cm" svg:x="36.241cm" svg:y="225.636cm" draw:caption-point-x="-36.241cm" draw:caption-point-y="-225.63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.51412773267149">
            <text:p>1,51413</text:p>
          </table:table-cell>
          <table:table-cell table:formula="oooc:=GAMMAINV([.C485];[.D485];[.E485])" office:value-type="float" office:value="1.5141277326698">
            <text:p>1,51413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GAMMAINV([.C486];[.D486];[.E48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8.4178943932948">
            <text:p>18,41789</text:p>
          </table:table-cell>
          <table:table-cell table:formula="oooc:=GAMMAINV([.C487];[.D487];[.E487])" office:value-type="float" office:value="18.4178943925575">
            <text:p>18,41789</text:p>
          </table:table-cell>
          <table:table-cell office:value-type="float" office:value="0.7">
            <text:p>0,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01548042278683">
            <text:p>3,01548</text:p>
          </table:table-cell>
          <table:table-cell table:formula="oooc:=GAMMAINV([.C488];[.D488];[.E488])" office:value-type="float" office:value="3.01548041266443">
            <text:p>3,0154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5.682cm" svg:x="36.241cm" svg:y="227.493cm" draw:caption-point-x="-36.241cm" draw:caption-point-y="-227.49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80.8654023287974">
            <text:p>80,8654</text:p>
          </table:table-cell>
          <table:table-cell table:formula="oooc:=GAMMAINV([.C489];[.D489];[.E489])" office:value-type="float" office:value="80.8654023436016">
            <text:p>80,8654</text:p>
          </table:table-cell>
          <table:table-cell office:value-type="float" office:value="0.98">
            <text:p>0,9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4.793137713985">
            <text:p>134,79314</text:p>
          </table:table-cell>
          <table:table-cell table:formula="oooc:=GAMMAINV([.C490];[.D490];[.E490])" office:value-type="float" office:value="134.793137862145">
            <text:p>134,79314</text:p>
          </table:table-cell>
          <table:table-cell office:value-type="float" office:value="0.99">
            <text:p>0,99</text:p>
          </table:table-cell>
          <table:table-cell office:value-type="float" office:value="23.2">
            <text:p>23,2</text:p>
          </table:table-cell>
          <table:table-cell office:value-type="float" office:value="3.76">
            <text:p>3,76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5.211cm" svg:x="36.241cm" svg:y="228.435cm" draw:caption-point-x="-36.241cm" draw:caption-point-y="-228.4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1];[.D491];[.E491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2];[.D492];[.E492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3];[.D493];[.E493])" office:value-type="float" office:value="0">
            <text:p>Err:502</text:p>
          </table:table-cell>
          <table:table-cell office:value-type="float" office:value="0.77">
            <text:p>0,77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4];[.D494];[.E494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-0.01">
            <text:p>-0,01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5];[.D495];[.E495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.87975105446185">
            <text:p>1,87975</text:p>
          </table:table-cell>
          <table:table-cell table:formula="oooc:=TINV([.C497];[.D497])" office:value-type="float" office:value="1.87975109845939">
            <text:p>1,87975</text:p>
          </table:table-cell>
          <table:table-cell office:value-type="float" office:value="0.065">
            <text:p>0,065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TINV</text:p>
          </table:table-cell>
          <table:table-cell/>
          <table:table-cell office:value-type="string">
            <office:annotation draw:style-name="gr2" draw:text-style-name="P3" svg:width="3.565cm" svg:height="2.875cm" svg:x="36.241cm" svg:y="231.713cm" draw:caption-point-x="-36.241cm" draw:caption-point-y="-231.71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0000000843142740261277">
            <text:p>0</text:p>
          </table:table-cell>
          <table:table-cell table:formula="oooc:=TINV([.C498];[.D498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5cm" svg:height="2.902cm" svg:x="36.241cm" svg:y="232.157cm" draw:caption-point-x="-36.241cm" draw:caption-point-y="-232.1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">
            <text:p>1</text:p>
          </table:table-cell>
          <table:table-cell table:formula="oooc:=TINV([.C499];[.D499])" office:value-type="float" office:value="0.999999998754596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816496581023569">
            <text:p>0,8165</text:p>
          </table:table-cell>
          <table:table-cell table:formula="oooc:=TINV([.C500];[.D500])" office:value-type="float" office:value="0.816496580927727">
            <text:p>0,816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509525449708941">
            <text:p>0,50953</text:p>
          </table:table-cell>
          <table:table-cell table:formula="oooc:=TINV([.C501];[.D501])" office:value-type="float" office:value="0.509525449446798">
            <text:p>0,5095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94671288283488">
            <text:p>2,94671</text:p>
          </table:table-cell>
          <table:table-cell table:formula="oooc:=TINV([.C502];[.D502])" office:value-type="float" office:value="2.94671288291026">
            <text:p>2,94671</text:p>
          </table:table-cell>
          <table:table-cell office:value-type="float" office:value="0.01">
            <text:p>0,01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3];[.D503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4];[.D504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5];[.D505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0.5">
            <text:p>0,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6];[.D506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7];[.D507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09];[.D509];[.E509];[.F509])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HYPGEOMDIST</text:p>
          </table:table-cell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0];[.D510];[.E510];[.F510])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1];[.D511];[.E511];[.F511])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2];[.D512];[.E512];[.F512])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5">
            <text:p>0,5</text:p>
          </table:table-cell>
          <table:table-cell table:formula="oooc:=HYPGEOMDIST([.C513];[.D513];[.E513];[.F513])" office:value-type="float" office:value="0.5">
            <text:p>0,5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166666666666667">
            <text:p>0,16667</text:p>
          </table:table-cell>
          <table:table-cell table:formula="oooc:=HYPGEOMDIST([.C514];[.D514];[.E514];[.F514])" office:value-type="float" office:value="0.166666666666667">
            <text:p>0,166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166666666666667">
            <text:p>0,16667</text:p>
          </table:table-cell>
          <table:table-cell table:formula="oooc:=HYPGEOMDIST([.C515];[.D515];[.E515];[.F515])" office:value-type="float" office:value="0.166666666666667">
            <text:p>0,166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6];[.D516];[.E516];[.F516])" office:value-type="float" office:value="1">
            <text:p>1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7];[.D517];[.E517];[.F517])" office:value-type="float" office:value="1">
            <text:p>1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4">
            <text:p>0,4</text:p>
          </table:table-cell>
          <table:table-cell table:formula="oooc:=HYPGEOMDIST([.C518];[.D518];[.E518];[.F518])" office:value-type="float" office:value="0.4">
            <text:p>0,4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9];[.D519];[.E519];[.F519])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4">
            <text:p>0,4</text:p>
          </table:table-cell>
          <table:table-cell table:formula="oooc:=HYPGEOMDIST([.C520];[.D520];[.E520];[.F520])" office:value-type="float" office:value="0.4">
            <text:p>0,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1];[.D521];[.E521];[.F521])" office:value-type="float" office:value="1">
            <text:p>1</text:p>
          </table:table-cell>
          <table:table-cell table:number-columns-repeated="4" table:style-name="ce5" office:value-type="float" office:value="8">
            <text:p>8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22];[.D522];[.E522];[.F522])" office:value-type="float" office:value="0.75">
            <text:p>0,7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681818181818182">
            <text:p>0,68182</text:p>
          </table:table-cell>
          <table:table-cell table:formula="oooc:=HYPGEOMDIST([.C523];[.D523];[.E523];[.F523])" office:value-type="float" office:value="0.681818181818182">
            <text:p>0,68182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24];[.D524];[.E524];[.F524])" office:value-type="float" office:value="0.75">
            <text:p>0,7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5];[.D525];[.E525];[.F525])" office:value-type="float" office:value="1">
            <text:p>1</text:p>
          </table:table-cell>
          <table:table-cell table:number-columns-repeated="2" table:style-name="ce5" office:value-type="float" office:value="8">
            <text:p>8</text:p>
          </table:table-cell>
          <table:table-cell table:number-columns-repeated="2"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6];[.D526];[.E526];[.F526])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985">
            <text:p>0,985</text:p>
          </table:table-cell>
          <table:table-cell table:formula="oooc:=HYPGEOMDIST([.C527];[.D527];[.E527];[.F527])" office:value-type="float" office:value="0.985">
            <text:p>0,9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00">
            <text:p>2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float" office:value="0.135431073144995">
            <text:p>0,13543</text:p>
          </table:table-cell>
          <table:table-cell table:formula="oooc:=HYPGEOMDIST([.C528];[.D528];[.E528];[.F528])" office:value-type="float" office:value="0.135431073144994">
            <text:p>0,1354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2000">
            <text:p>2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float" office:value="0.0941079938290508">
            <text:p>0,09411</text:p>
          </table:table-cell>
          <table:table-cell table:formula="oooc:=HYPGEOMDIST([.C529];[.D529];[.E529];[.F529])" office:value-type="float" office:value="0.0941079938290504">
            <text:p>0,094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20000">
            <text:p>20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30];[.D530];[.E530];[.F530])" office:value-type="float" office:value="0.75">
            <text:p>0,75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9.5">
            <text:p>9,5</text:p>
          </table:table-cell>
          <table:table-cell table:style-name="ce5" office:value-type="float" office:value="11.5">
            <text:p>11,5</text:p>
          </table:table-cell>
          <table:table-cell table:style-name="ce5" office:value-type="float" office:value="12.5">
            <text:p>12,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1];[.D531];[.E531];[.F531])" office:value-type="float" office:value="0">
            <text:p>Err:50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2];[.D532];[.E532];[.F532])" office:value-type="float" office:value="0">
            <text:p>Err:50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3];[.D533];[.E533];[.F533])" office:value-type="float" office:value="0">
            <text:p>Err:50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4];[.D534];[.E534];[.F534])" office:value-type="float" office:value="0">
            <text:p>Err:502</text:p>
          </table:table-cell>
          <table:table-cell table:style-name="ce5" office:value-type="float" office:value="7">
            <text:p>7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5];[.D535];[.E535];[.F535])" office:value-type="float" office:value="0">
            <text:p>Err:502</text:p>
          </table:table-cell>
          <table:table-cell table:number-columns-repeated="3"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6];[.D536];[.E536];[.F536])" office:value-type="float" office:value="0">
            <text:p>Err:50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7];[.D537];[.E537];[.F537])" office:value-type="float" office:value="0">
            <text:p>Err:50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8];[.D538];[.E538];[.F538])" office:value-type="float" office:value="0">
            <text:p>Err:50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-1">
            <text:p>-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RSQ([.C540:.E540];[.F540:.H540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SQ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RSQ([.C541:.E541];[.F541:.H541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5">
            <text:p>0,25</text:p>
          </table:table-cell>
          <table:table-cell table:formula="oooc:=RSQ([.C542:.E542];[.F542:.H542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7335266209805">
            <text:p>0,87335</text:p>
          </table:table-cell>
          <table:table-cell table:formula="oooc:=RSQ([.C543:.E543];[.F543:.H543])" office:value-type="float" office:value="0.87335266209805">
            <text:p>0,8733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75">
            <text:p>0,75</text:p>
          </table:table-cell>
          <table:table-cell table:formula="oooc:=RSQ([.C544:.E544];[.F544:.H544])" office:value-type="float" office:value="0.75">
            <text:p>0,75</text:p>
          </table:table-cell>
          <table:table-cell office:value-type="float" office:value="2.2">
            <text:p>2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6270820166765">
            <text:p>0,91627</text:p>
          </table:table-cell>
          <table:table-cell table:formula="oooc:=RSQ([.C545:.E545];[.F545:.H545])" office:value-type="float" office:value="0.916270820166765">
            <text:p>0,91627</text:p>
          </table:table-cell>
          <table:table-cell office:value-type="float" office:value="2.4">
            <text:p>2,4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8">
            <text:p>4,8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71428571428571">
            <text:p>0,57143</text:p>
          </table:table-cell>
          <table:table-cell table:formula="oooc:=RSQ([.C546:.E546];[.F546:.H546])" office:value-type="float" office:value="0.571428571428571">
            <text:p>0,571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7755102040816">
            <text:p>0,13776</text:p>
          </table:table-cell>
          <table:table-cell table:formula="oooc:=RSQ([.C547:.E547];[.F547:.H547])" office:value-type="float" office:value="0.137755102040816">
            <text:p>0,137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69477666273097">
            <text:p>0,66948</text:p>
          </table:table-cell>
          <table:table-cell table:formula="oooc:=RSQ([.C548:.E548];[.F548:.H548])" office:value-type="float" office:value="0.669477666273096">
            <text:p>0,66948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818437152874151">
            <text:p>0,08184</text:p>
          </table:table-cell>
          <table:table-cell table:formula="oooc:=RSQ([.C549:.E549];[.F549:.H549])" office:value-type="float" office:value="0.0818437152874151">
            <text:p>0,08184</text:p>
          </table:table-cell>
          <table:table-cell office:value-type="float" office:value="123">
            <text:p>123</text:p>
          </table:table-cell>
          <table:table-cell office:value-type="float" office:value="12312">
            <text:p>12312</text:p>
          </table:table-cell>
          <table:table-cell office:value-type="float" office:value="123123">
            <text:p>123123</text:p>
          </table:table-cell>
          <table:table-cell office:value-type="float" office:value="459">
            <text:p>459</text:p>
          </table:table-cell>
          <table:table-cell office:value-type="float" office:value="34232">
            <text:p>34232</text:p>
          </table:table-cell>
          <table:table-cell office:value-type="float" office:value="5657">
            <text:p>565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5cm" svg:height="2.654cm" svg:x="36.241cm" svg:y="252.787cm" draw:caption-point-x="-36.241cm" draw:caption-point-y="-252.78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RSQ([.C550:.E550];[.F550:.H550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RSQ([.C552:.D552];[.E552:.F552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RSQ([.C553:.E553];[.F553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PEARSON([.C555:.E555];[.F555:.H555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ARSON</text:p>
          </table:table-cell>
          <table:table-cell table:style-name="ce1" table:number-columns-repeated="244"/>
        </table:table-row>
        <table:table-row table:style-name="ro2">
          <table:table-cell office:value-type="float" office:value="-0.866025403784439">
            <text:p>-0,86603</text:p>
          </table:table-cell>
          <table:table-cell table:formula="oooc:=PEARSON([.C556:.E556];[.F556:.H556])" office:value-type="float" office:value="-0.866025403784439">
            <text:p>-0,86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8216148870881">
            <text:p>0,81822</text:p>
          </table:table-cell>
          <table:table-cell table:formula="oooc:=PEARSON([.C557:.E557];[.F557:.H557])" office:value-type="float" office:value="0.818216148870881">
            <text:p>0,8182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8206944360405">
            <text:p>0,99821</text:p>
          </table:table-cell>
          <table:table-cell table:formula="oooc:=PEARSON([.C558:.E558];[.F558:.H558])" office:value-type="float" office:value="0.998206944360405">
            <text:p>0,99821</text:p>
          </table:table-cell>
          <table:table-cell office:value-type="float" office:value="12332">
            <text:p>12332</text:p>
          </table:table-cell>
          <table:table-cell office:value-type="float" office:value="2311">
            <text:p>2311</text:p>
          </table:table-cell>
          <table:table-cell office:value-type="float" office:value="232311">
            <text:p>232311</text:p>
          </table:table-cell>
          <table:table-cell office:value-type="float" office:value="3234">
            <text:p>3234</text:p>
          </table:table-cell>
          <table:table-cell office:value-type="float" office:value="3455">
            <text:p>3455</text:p>
          </table:table-cell>
          <table:table-cell office:value-type="float" office:value="12312">
            <text:p>1231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5cm" svg:height="2.707cm" svg:x="36.241cm" svg:y="256.935cm" draw:caption-point-x="-36.241cm" draw:caption-point-y="-256.9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-0.273002396328816">
            <text:p>-0,273</text:p>
          </table:table-cell>
          <table:table-cell table:formula="oooc:=PEARSON([.C559:.E559];[.F559:.H559])" office:value-type="float" office:value="-0.273002396328816">
            <text:p>-0,2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4553889587727">
            <text:p>0,91455</text:p>
          </table:table-cell>
          <table:table-cell table:formula="oooc:=PEARSON([.C560:.E560];[.F560:.H560])" office:value-type="float" office:value="0.914553889587727">
            <text:p>0,91455</text:p>
          </table:table-cell>
          <table:table-cell office:value-type="float" office:value="2.345">
            <text:p>2,345</text:p>
          </table:table-cell>
          <table:table-cell office:value-type="float" office:value="3.45">
            <text:p>3,45</text:p>
          </table:table-cell>
          <table:table-cell office:value-type="float" office:value="1.87">
            <text:p>1,8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61:.E561];[.F561:.H561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62:.E562];[.F562:.H562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63:.E563];[.F563:.H563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64:.E564];[.F564:.H564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65:.E565];[.F565:.H565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PEARSON([.C566:.E566];[.F566:.H566])" office:value-type="float" office:value="0">
            <text:p>#DIV/0!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PEARSON([.C567:.E567];[.F567:.H567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ARSON([.C569:.E569];[.F569:.G569])" office:value-type="float" office:value="0">
            <text:p>Err:504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17494279632814">
            <text:p>0,17494</text:p>
          </table:table-cell>
          <table:table-cell table:formula="oooc:=TTEST([.C571:.D571];[.E571:.F571];[.G571];[.H571])" office:value-type="float" office:value="0.174942795194232">
            <text:p>0,1749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TEST</text:p>
          </table:table-cell>
          <table:table-cell table:style-name="ce1" table:number-columns-repeated="244"/>
        </table:table-row>
        <table:table-row table:style-name="ro2">
          <table:table-cell office:value-type="float" office:value="0.102416382331969">
            <text:p>0,10242</text:p>
          </table:table-cell>
          <table:table-cell table:formula="oooc:=TTEST([.C572:.D572];[.E572:.F572];[.G572];[.H572])" office:value-type="float" office:value="0.10241638232505">
            <text:p>0,1024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5876398890122">
            <text:p>0,15588</text:p>
          </table:table-cell>
          <table:table-cell table:formula="oooc:=TTEST([.C573:.D573];[.E573:.F573];[.G573];[.H573])" office:value-type="float" office:value="0.155876399194157">
            <text:p>0,1558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21983473914506">
            <text:p>0,12198</text:p>
          </table:table-cell>
          <table:table-cell table:formula="oooc:=TTEST([.C574:.D574];[.E574:.F574];[.G574];[.H574])" office:value-type="float" office:value="0.121983473566101">
            <text:p>0,12198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0188322942414">
            <text:p>0,15019</text:p>
          </table:table-cell>
          <table:table-cell table:formula="oooc:=TTEST([.C575:.D575];[.E575:.F575];[.G575];[.H575])" office:value-type="float" office:value="0.150188323008742">
            <text:p>0,15019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42829927585166">
            <text:p>0,84283</text:p>
          </table:table-cell>
          <table:table-cell table:formula="oooc:=TTEST([.C576:.D576];[.E576:.F576];[.G576];[.H576])" office:value-type="float" office:value="0.842829927515755">
            <text:p>0,84283</text:p>
          </table:table-cell>
          <table:table-cell office:value-type="float" office:value="1002">
            <text:p>1002</text:p>
          </table:table-cell>
          <table:table-cell office:value-type="float" office:value="3456">
            <text:p>3456</text:p>
          </table:table-cell>
          <table:table-cell office:value-type="float" office:value="2342">
            <text:p>2342</text:p>
          </table:table-cell>
          <table:table-cell office:value-type="float" office:value="1213">
            <text:p>1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5cm" svg:height="2.903cm" svg:x="36.241cm" svg:y="265.32cm" draw:caption-point-x="-36.241cm" draw:caption-point-y="-265.3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00302663411631868">
            <text:p>0,00303</text:p>
          </table:table-cell>
          <table:table-cell table:formula="oooc:=TTEST([.C577:.D577];[.E577:.F577];[.G577];[.H577])" office:value-type="float" office:value="0.0030266341165851">
            <text:p>0,00303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5cm" svg:height="2.903cm" svg:x="36.241cm" svg:y="265.791cm" draw:caption-point-x="-36.241cm" draw:caption-point-y="-265.791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224921531578864">
            <text:p>0,22492</text:p>
          </table:table-cell>
          <table:table-cell table:formula="oooc:=TTEST([.C578:.D578];[.E578:.F578];[.G578];[.H578])" office:value-type="float" office:value="0.224921531554647">
            <text:p>0,22492</text:p>
          </table:table-cell>
          <table:table-cell office:value-type="float" office:value="-234">
            <text:p>-234</text:p>
          </table:table-cell>
          <table:table-cell office:value-type="float" office:value="546">
            <text:p>546</text:p>
          </table:table-cell>
          <table:table-cell office:value-type="float" office:value="5342">
            <text:p>53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5cm" svg:height="2.903cm" svg:x="36.241cm" svg:y="266.262cm" draw:caption-point-x="-36.241cm" draw:caption-point-y="-266.26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409071216656552">
            <text:p>0,40907</text:p>
          </table:table-cell>
          <table:table-cell table:formula="oooc:=TTEST([.C579:.D579];[.E579:.F579];[.G579];[.H579])" office:value-type="float" office:value="0.409071216616395">
            <text:p>0,40907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16280608391242">
            <text:p>0,41628</text:p>
          </table:table-cell>
          <table:table-cell table:formula="oooc:=TTEST([.C580:.D580];[.E580:.F580];[.G580];[.H580])" office:value-type="float" office:value="0.416280608383871">
            <text:p>0,41628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4124158248244">
            <text:p>0,42412</text:p>
          </table:table-cell>
          <table:table-cell table:formula="oooc:=TTEST([.C581:.D581];[.E581:.F581];[.G581];[.H581])" office:value-type="float" office:value="0.424124158214735">
            <text:p>0,42412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100459105148786">
            <text:p>0,01005</text:p>
          </table:table-cell>
          <table:table-cell table:formula="oooc:=TTEST([.C582:.D582];[.E582:.F582];[.G582];[.H582])" office:value-type="float" office:value="0.0100459105192951">
            <text:p>0,01005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5cm" svg:height="2.902cm" svg:x="36.241cm" svg:y="268.146cm" draw:caption-point-x="-36.241cm" draw:caption-point-y="-268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83:.D583];[.E583:.F583];[.G583];[.H583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TTEST([.C584:.D584];[.E584:.F584];[.G584];[.H584])" office:value-type="float" office:value="0">
            <text:p>#VALUE!</text:p>
          </table:table-cell>
          <table:table-cell table:number-columns-repeated="6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TTEST([.C585:.D585];[.E585:.F585];[.G585];[.H585])" office:value-type="float" office:value="0">
            <text:p>#VALUE!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86:.D586];[.E586:.F586];[.G586];[.H586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87:.D587];[.E587:.F587];[.G587];[.H587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TTEST([.C589:.D589];[.E589:.G589];[.H589];[.I589])" office:value-type="float" office:value="0">
            <text:p>Err:5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ZTEST([.C591:.F591];[.G591];[.H591])" office:value-type="float" office:value="0.411531636879061">
            <text:p>0,41153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84930329778292">
            <text:p>0,88493</text:p>
          </table:table-cell>
          <table:table-cell table:formula="oooc:=ZTEST([.C592:.F592];[.G592];[.H592])" office:value-type="float" office:value="0.996354820954232">
            <text:p>0,996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ZTEST([.C593:.F593];[.G593];[.H593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ZTEST([.C594:.F594];[.G594];[.H594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96776725996109">
            <text:p>0,96777</text:p>
          </table:table-cell>
          <table:table-cell table:formula="oooc:=ZTEST([.C596:.F596];[.G596])" office:value-type="float" office:value="0.96776725996109">
            <text:p>0,9677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6660839146149">
            <text:p>0,13666</text:p>
          </table:table-cell>
          <table:table-cell table:formula="oooc:=ZTEST([.C597:.F597];[.G597])" office:value-type="float" office:value="0.136660839146149">
            <text:p>0,1366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617202758002118">
            <text:p>0,6172</text:p>
          </table:table-cell>
          <table:table-cell table:formula="oooc:=ZTEST([.C599:.G599];[.H599];[.I599])" office:value-type="float" office:value="0.697211691832328">
            <text:p>0,697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01437525605">
            <text:p>0,91014</text:p>
          </table:table-cell>
          <table:table-cell table:formula="oooc:=ZTEST([.C600:.G600];[.H600];[.I600])" office:value-type="float" office:value="0.971110214438201">
            <text:p>0,97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ZTEST([.C601:.G601];[.H601];[.I601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2037092843529">
            <text:p>0,0312</text:p>
          </table:table-cell>
          <table:table-cell table:formula="oooc:=ZTEST([.C602:.G602];[.H602];[.I602])" office:value-type="float" office:value="0.00000250516597821715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52175393525007">
            <text:p>0,35218</text:p>
          </table:table-cell>
          <table:table-cell table:formula="oooc:=ZTEST([.C603:.G603];[.H603];[.I603])" office:value-type="float" office:value="0">
            <text:p>0</text:p>
          </table:table-cell>
          <table:table-cell office:value-type="float" office:value="1993">
            <text:p>1993</text:p>
          </table:table-cell>
          <table:table-cell office:value-type="float" office:value="2231">
            <text:p>2231</text:p>
          </table:table-cell>
          <table:table-cell office:value-type="float" office:value="4565">
            <text:p>4565</text:p>
          </table:table-cell>
          <table:table-cell office:value-type="float" office:value="2311">
            <text:p>2311</text:p>
          </table:table-cell>
          <table:table-cell office:value-type="float" office:value="2312">
            <text:p>2312</text:p>
          </table:table-cell>
          <table:table-cell office:value-type="float" office:value="2324">
            <text:p>2324</text:p>
          </table:table-cell>
          <table:table-cell office:value-type="float" office:value="2112">
            <text:p>211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75747088023141">
            <text:p>0,17575</text:p>
          </table:table-cell>
          <table:table-cell table:formula="oooc:=ZTEST([.C604:.G604];[.H604];[.I604])" office:value-type="float" office:value="0.0112394366830627">
            <text:p>0,01124</text:p>
          </table:table-cell>
          <table:table-cell office:value-type="float" office:value="2.2">
            <text:p>2,2</text:p>
          </table:table-cell>
          <table:table-cell office:value-type="float" office:value="3.8">
            <text:p>3,8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ZTEST([.C605:.G605];[.H605];[.I605])" office:value-type="float" office:value="0.5">
            <text:p>0,5</text:p>
          </table:table-cell>
          <table:table-cell table:number-columns-repeated="7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2"/>
          <table:table-cell table:style-name="ce6" table:number-columns-repeated="2"/>
          <table:table-cell table:number-columns-repeated="8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07:.E607];[.F607:.H607])" office:value-type="float" office:value="1">
            <text:p>1</text:p>
          </table:table-cell>
          <table:table-cell table:number-columns-repeated="6" table:style-name="ce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HITEST</text:p>
          </table:table-cell>
          <table:table-cell table:style-name="ce1" table:number-columns-repeated="244"/>
        </table:table-row>
        <table:table-row table:style-name="ro2">
          <table:table-cell office:value-type="float" office:value="0.0158885604477502">
            <text:p>0,01589</text:p>
          </table:table-cell>
          <table:table-cell table:formula="oooc:=CHITEST([.C608:.E608];[.F608:.H608])" office:value-type="float" office:value="0.0158885604670349">
            <text:p>0,0158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09:.E609];[.F609:.H609])" office:value-type="float" office:value="1">
            <text:p>1</text:p>
          </table:table-cell>
          <table:table-cell table:number-columns-repeated="6" table:style-name="ce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05399224566261">
            <text:p>0,1054</text:p>
          </table:table-cell>
          <table:table-cell table:formula="oooc:=CHITEST([.C610:.E610];[.F610:.H610])" office:value-type="float" office:value="0.105399224602616">
            <text:p>0,105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704733821340302">
            <text:p>0,07047</text:p>
          </table:table-cell>
          <table:table-cell table:formula="oooc:=CHITEST([.C611:.E611];[.F611:.H611])" office:value-type="float" office:value="0.0704733822058677">
            <text:p>0,0704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12:.E612];[.F612:.H612])" office:value-type="float" office:value="0.0503057599252655">
            <text:p>0,0503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13:.E613];[.F613:.H613])" office:value-type="float" office:value="0.0503057599252655">
            <text:p>0,0503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562342027691">
            <text:p>0,43562</text:p>
          </table:table-cell>
          <table:table-cell table:formula="oooc:=CHITEST([.C614:.E614];[.F614:.H614])" office:value-type="float" office:value="0.435623418778107">
            <text:p>0,43562</text:p>
          </table:table-cell>
          <table:table-cell table:number-columns-repeated="2" table:style-name="ce6" office:value-type="float" office:value="12345">
            <text:p>12345</text:p>
          </table:table-cell>
          <table:table-cell table:style-name="ce6" office:value-type="float" office:value="32345">
            <text:p>32345</text:p>
          </table:table-cell>
          <table:table-cell table:style-name="ce6" office:value-type="float" office:value="12312">
            <text:p>12312</text:p>
          </table:table-cell>
          <table:table-cell table:style-name="ce6" office:value-type="float" office:value="12323">
            <text:p>12323</text:p>
          </table:table-cell>
          <table:table-cell table:style-name="ce6" office:value-type="float" office:value="32123">
            <text:p>3212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67200848117313">
            <text:p>0,3672</text:p>
          </table:table-cell>
          <table:table-cell table:formula="oooc:=CHITEST([.C615:.E615];[.F615:.H615])" office:value-type="float" office:value="0.367200848106625">
            <text:p>0,3672</text:p>
          </table:table-cell>
          <table:table-cell table:style-name="ce6" office:value-type="float" office:value="-11">
            <text:p>-1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0.32">
            <text:p>10,32</text:p>
          </table:table-cell>
          <table:table-cell table:style-name="ce6" office:value-type="float" office:value="-12">
            <text:p>-12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CHITEST([.C616:.E616];[.F616:.H616])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6" table:number-columns-repeated="6"/>
          <table:table-cell table:number-columns-repeated="4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8];[.D618])" office:value-type="float" office:value="0">
            <text:p>#VALUE!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4"/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987145235403805">
            <text:p>0,09871</text:p>
          </table:table-cell>
          <table:table-cell table:formula="oooc:=CHITEST([.C619:.D619];[.E619:.F619])" office:value-type="float" office:value="0.0987144933378892">
            <text:p>0,0987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541284832121">
            <text:p>0,42541</text:p>
          </table:table-cell>
          <table:table-cell table:formula="oooc:=CHITEST([.C620:.F620];[.C621:.D622])" office:value-type="float" office:value="0">
            <text:p>Err:50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21:.E621];[.F621:.G621])" office:value-type="float" office:value="0">
            <text:p>Err:504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/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107395449111855">
            <text:p>0,01074</text:p>
          </table:table-cell>
          <table:table-cell table:formula="oooc:=CHITEST([.C622:.E623];[.F622:.H623])" office:value-type="float" office:value="0.0107395449323401">
            <text:p>0,01074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22:.E623];[.F622:.G623])" office:value-type="float" office:value="0">
            <text:p>Err:50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6" table:number-columns-repeated="6"/>
          <table:table-cell table:number-columns-repeated="5"/>
          <table:table-cell table:style-name="ce1" table:number-columns-repeated="243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25:.E625];[.F625:.H625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F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49508257559715">
            <text:p>0,84951</text:p>
          </table:table-cell>
          <table:table-cell table:formula="oooc:=FTEST([.C626:.E626];[.F626:.H626])" office:value-type="float" office:value="0.8495082575617">
            <text:p>0,8495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99999999998365">
            <text:p>0,7</text:p>
          </table:table-cell>
          <table:table-cell table:formula="oooc:=FTEST([.C627:.E627];[.F627:.H627])"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51011737235812">
            <text:p>0,45101</text:p>
          </table:table-cell>
          <table:table-cell table:formula="oooc:=FTEST([.C628:.E628];[.F628:.H628])" office:value-type="float" office:value="0.451011737236865">
            <text:p>0,45101</text:p>
          </table:table-cell>
          <table:table-cell office:value-type="float" office:value="2210">
            <text:p>2210</text:p>
          </table:table-cell>
          <table:table-cell office:value-type="float" office:value="2131">
            <text:p>2131</text:p>
          </table:table-cell>
          <table:table-cell office:value-type="float" office:value="1232">
            <text:p>1232</text:p>
          </table:table-cell>
          <table:table-cell office:value-type="float" office:value="1233">
            <text:p>1233</text:p>
          </table:table-cell>
          <table:table-cell office:value-type="float" office:value="3243">
            <text:p>3243</text:p>
          </table:table-cell>
          <table:table-cell office:value-type="float" office:value="2133">
            <text:p>213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5cm" svg:height="2.708cm" svg:x="36.241cm" svg:y="289.49cm" draw:caption-point-x="-36.241cm" draw:caption-point-y="-289.4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599999999998598">
            <text:p>0,6</text:p>
          </table:table-cell>
          <table:table-cell table:formula="oooc:=FTEST([.C629:.E629];[.F629:.H629])" office:value-type="float" office:value="0.6">
            <text:p>0,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0000000246913580215853">
            <text:p>0</text:p>
          </table:table-cell>
          <table:table-cell table:formula="oooc:=FTEST([.C630:.E630];[.F630:.H630])" office:value-type="float" office:value="0.000000000246913580216431">
            <text:p>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9999999997664">
            <text:p>1</text:p>
          </table:table-cell>
          <table:table-cell table:formula="oooc:=FTEST([.C631:.E631];[.F631:.H631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32:.E632];[.F632:.H632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FTEST([.C633:.E633];[.F633:.H633])" office:value-type="float" office:value="0">
            <text:p>#VALUE!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TEST([.C635];[.D635:.H635])" office:value-type="float" office:value="0">
            <text:p>#VALUE!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float" office:value="0.160625543023546">
            <text:p>0,16063</text:p>
          </table:table-cell>
          <table:table-cell table:formula="oooc:=FTEST([.C636:.D636];[.E636:.H636])" office:value-type="float" office:value="0.160625543047428">
            <text:p>0,1606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5cm" svg:height="2.857cm" svg:x="36.241cm" svg:y="293.212cm" draw:caption-point-x="-36.241cm" draw:caption-point-y="-293.2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ce1" table:number-columns-repeated="241"/>
        </table:table-row>
        <table:table-row table:style-name="ro2">
          <table:table-cell office:value-type="float" office:value="0.626394359210994">
            <text:p>0,62639</text:p>
          </table:table-cell>
          <table:table-cell table:formula="oooc:=FTEST([.C637:.E637];[.F637:.G637])" office:value-type="float" office:value="0.626394360513109">
            <text:p>0,62639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33333333333333">
            <text:p>1,33333</text:p>
          </table:table-cell>
          <table:table-cell table:formula="oooc:=STANDARDIZE([.C639];[.D639];[.E639])" office:value-type="float" office:value="1.33333333333333">
            <text:p>1,3333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.5">
            <text:p>1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STANDARDIZE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-1.04">
            <text:p>-1,04</text:p>
          </table:table-cell>
          <table:table-cell table:formula="oooc:=STANDARDIZE([.C640];[.D640];[.E640])" office:value-type="float" office:value="-1.04">
            <text:p>-1,04</text:p>
          </table:table-cell>
          <table:table-cell office:value-type="float" office:value="1.2">
            <text:p>1,2</text:p>
          </table:table-cell>
          <table:table-cell office:value-type="float" office:value="3.8">
            <text:p>3,8</text:p>
          </table:table-cell>
          <table:table-cell office:value-type="float" office:value="2.5">
            <text:p>2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0372771474878">
            <text:p>0,81037</text:p>
          </table:table-cell>
          <table:table-cell table:formula="oooc:=STANDARDIZE([.C641];[.D641];[.E641])" office:value-type="float" office:value="0.810372771474878">
            <text:p>0,81037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float" office:value="1234">
            <text:p>123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STANDARDIZE([.C642];[.D642];[.E64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1.33333333333333">
            <text:p>-1,33333</text:p>
          </table:table-cell>
          <table:table-cell table:formula="oooc:=STANDARDIZE([.C643];[.D643];[.E643])" office:value-type="float" office:value="-1.33333333333333">
            <text:p>-1,33333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STANDARDIZE([.C644];[.D644];[.E644])" office:value-type="float" office:value="0">
            <text:p>#DIV/0!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ANDARDIZE([.C645];[.D645];[.E645])" office:value-type="float" office:value="0">
            <text:p>Err:50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5240638225085">
            <text:p>1,52406</text:p>
          </table:table-cell>
          <table:table-cell table:formula="oooc:=GAMMALN([.C647])" office:value-type="float" office:value="1.52406382236129">
            <text:p>1,52406</text:p>
          </table:table-cell>
          <table:table-cell office:value-type="float" office:value="0.2">
            <text:p>0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GAMMALN</text:p>
          </table:table-cell>
          <table:table-cell table:style-name="ce1" table:number-columns-repeated="244"/>
        </table:table-row>
        <table:table-row table:style-name="ro2">
          <table:table-cell office:value-type="float" office:value="-0.0498724413063121">
            <text:p>-0,04987</text:p>
          </table:table-cell>
          <table:table-cell table:formula="oooc:=GAMMALN([.C648])" office:value-type="float" office:value="-0.0498724411591027">
            <text:p>-0,04987</text:p>
          </table:table-cell>
          <table:table-cell office:value-type="float" office:value="1.1">
            <text:p>1,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0000000000417159640164755">
            <text:p>0</text:p>
          </table:table-cell>
          <table:table-cell table:formula="oooc:=GAMMALN([.C649])" office:value-type="float" office:value="0.000000000105493391799882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585480680690318">
            <text:p>0,00585</text:p>
          </table:table-cell>
          <table:table-cell table:formula="oooc:=GAMMALN([.C650])" office:value-type="float" office:value="0.00585480665969307">
            <text:p>0,00585</text:p>
          </table:table-cell>
          <table:table-cell office:value-type="float" office:value="0.99">
            <text:p>0,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51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52]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4664716763387">
            <text:p>0,86466</text:p>
          </table:table-cell>
          <table:table-cell table:formula="oooc:=EXPONDIST([.C654];[.D654];[.E654])" office:value-type="float" office:value="0.864664716763387">
            <text:p>0,86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EXPONDIST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.270670566473225">
            <text:p>0,27067</text:p>
          </table:table-cell>
          <table:table-cell table:formula="oooc:=EXPONDIST([.C655];[.D655];[.E655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5cm" svg:height="2.903cm" svg:x="36.241cm" svg:y="302.023cm" draw:caption-point-x="-36.241cm" draw:caption-point-y="-302.02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81362602396059">
            <text:p>0,81363</text:p>
          </table:table-cell>
          <table:table-cell table:formula="oooc:=EXPONDIST([.C656];[.D656];[.E656])" office:value-type="float" office:value="0.81362602396059">
            <text:p>0,81363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223648771247292">
            <text:p>0,02236</text:p>
          </table:table-cell>
          <table:table-cell table:formula="oooc:=EXPONDIST([.C657];[.D657];[.E657])" office:value-type="float" office:value="0.0223648771247292">
            <text:p>0,02236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0176718033718">
            <text:p>0,99018</text:p>
          </table:table-cell>
          <table:table-cell table:formula="oooc:=EXPONDIST([.C658];[.D658];[.E658])" office:value-type="float" office:value="0.990176718033718">
            <text:p>0,99018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338903227836716">
            <text:p>0,03389</text:p>
          </table:table-cell>
          <table:table-cell table:formula="oooc:=EXPONDIST([.C659];[.D659];[.E659])" office:value-type="float" office:value="0.0338903227836716">
            <text:p>0,03389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9522030933364">
            <text:p>0,76952</text:p>
          </table:table-cell>
          <table:table-cell table:formula="oooc:=EXPONDIST([.C660];[.D660];[.E660])" office:value-type="float" office:value="0.769522030933364">
            <text:p>0,76952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0276573562879963">
            <text:p>0,00028</text:p>
          </table:table-cell>
          <table:table-cell table:formula="oooc:=EXPONDIST([.C661];[.D661];[.E661])" office:value-type="float" office:value="0.000276573562879963">
            <text:p>0,00028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9562755841065">
            <text:p>0,19563</text:p>
          </table:table-cell>
          <table:table-cell table:formula="oooc:=EXPONDIST([.C662];[.D662];[.E662])" office:value-type="float" office:value="0.19562755841065">
            <text:p>0,19563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63];[.D663];[.E663])" office:value-type="float" office:value="0">
            <text:p>0</text:p>
          </table:table-cell>
          <table:table-cell office:value-type="float" office:value="-0.01">
            <text:p>-0,01</text:p>
          </table:table-cell>
          <table:table-cell office:value-type="float" office:value="2.2">
            <text:p>2,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64];[.D664];[.E664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32120558828558">
            <text:p>0,63212</text:p>
          </table:table-cell>
          <table:table-cell table:formula="oooc:=WEIBULL([.C666];[.D666];[.E666];[.F666])" office:value-type="float" office:value="0.632120558828558">
            <text:p>0,63212</text:p>
          </table:table-cell>
          <table:table-cell table:number-columns-repeated="3"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WEIBULL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WEIBULL([.C667];[.D667];[.E667];[.F66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21">
            <text:p>321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68];[.D668];[.E668];[.F668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69];[.D669];[.E669];[.F669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70];[.D670];[.E670];[.F670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71];[.D671];[.E671];[.F671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29581390069277">
            <text:p>0,92958</text:p>
          </table:table-cell>
          <table:table-cell table:formula="oooc:=WEIBULL([.C672];[.D672];[.E672];[.F672])" office:value-type="float" office:value="0.929581390069277">
            <text:p>0,92958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73];[.D673];[.E673];[.F673])" office:value-type="float" office:value="0">
            <text:p>Err:50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74];[.D674];[.E674];[.F674])" office:value-type="float" office:value="0">
            <text:p>Err:502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75];[.D675];[.E675];[.F675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5cm" svg:height="2.661cm" svg:x="36.241cm" svg:y="311.397cm" draw:caption-point-x="-36.241cm" draw:caption-point-y="-311.39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7300527694053">
            <text:p>0,8673</text:p>
          </table:table-cell>
          <table:table-cell table:formula="oooc:=FISHER([.C677])" office:value-type="float" office:value="0.867300527694053">
            <text:p>0,8673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([.C67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8002011672502">
            <text:p>3,8002</text:p>
          </table:table-cell>
          <table:table-cell table:formula="oooc:=FISHER([.C679])" office:value-type="float" office:value="3.8002011672502">
            <text:p>3,8002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100003333533347">
            <text:p>0,01</text:p>
          </table:table-cell>
          <table:table-cell table:formula="oooc:=FISHER([.C680])" office:value-type="float" office:value="0.0100003333533347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902cm" svg:x="36.241cm" svg:y="313.706cm" draw:caption-point-x="-36.241cm" draw:caption-point-y="-313.7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549306144334055">
            <text:p>0,54931</text:p>
          </table:table-cell>
          <table:table-cell table:formula="oooc:=FISHER([.C681])" office:value-type="float" office:value="0.549306144334055">
            <text:p>0,54931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902cm" svg:x="36.241cm" svg:y="314.177cm" draw:caption-point-x="-36.241cm" draw:caption-point-y="-314.17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549306144334055">
            <text:p>-0,54931</text:p>
          </table:table-cell>
          <table:table-cell table:formula="oooc:=FISHER([.C682])" office:value-type="float" office:value="-0.549306144334055">
            <text:p>-0,54931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5cm" svg:height="2.875cm" svg:x="36.241cm" svg:y="314.648cm" draw:caption-point-x="-36.241cm" draw:caption-point-y="-314.648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238417017362371">
            <text:p>0,23842</text:p>
          </table:table-cell>
          <table:table-cell table:formula="oooc:=FISHER([.C683])" office:value-type="float" office:value="0.238417017362371">
            <text:p>0,2384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84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85])" office:value-type="float" office:value="0">
            <text:p>Err:502</text:p>
          </table:table-cell>
          <table:table-cell office:value-type="float" office:value="1.2">
            <text:p>1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86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2">
            <text:p>12</text:p>
          </table:table-cell>
          <table:table-cell table:formula="oooc:=SUMX2MY2([.C688:.E688];[.F688:.H688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MY2</text:p>
          </table:table-cell>
          <table:table-cell table:number-columns-repeated="244"/>
        </table:table-row>
        <table:table-row table:style-name="ro2">
          <table:table-cell office:value-type="float" office:value="9.96">
            <text:p>9,96</text:p>
          </table:table-cell>
          <table:table-cell table:formula="oooc:=SUMX2MY2([.C689:.E689];[.F689:.H689])" office:value-type="float" office:value="9.96">
            <text:p>9,96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MY2([.C691:.E691];[.F691:.G691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6">
            <text:p>46</text:p>
          </table:table-cell>
          <table:table-cell table:formula="oooc:=SUMX2PY2([.C693:.E693];[.F693:.H693])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PY2</text:p>
          </table:table-cell>
          <table:table-cell table:number-columns-repeated="244"/>
        </table:table-row>
        <table:table-row table:style-name="ro2">
          <table:table-cell office:value-type="float" office:value="54.84">
            <text:p>54,84</text:p>
          </table:table-cell>
          <table:table-cell table:formula="oooc:=SUMX2PY2([.C694:.E694];[.F694:.H694])" office:value-type="float" office:value="54.84">
            <text:p>54,8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PY2([.C696:.E696];[.F696:.G696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SUMXMY2([.C698:.E698];[.F698:.H698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MY2</text:p>
          </table:table-cell>
          <table:table-cell table:number-columns-repeated="244"/>
        </table:table-row>
        <table:table-row table:style-name="ro2">
          <table:table-cell office:value-type="float" office:value="29.24">
            <text:p>29,24</text:p>
          </table:table-cell>
          <table:table-cell table:formula="oooc:=SUMXMY2([.C699:.E699];[.F699:.H699])" office:value-type="float" office:value="29.24">
            <text:p>29,2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MY2([.C701:.E701];[.F701:.G701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A([.C703])" office:value-type="float" office:value="0">
            <text:p>0</text:p>
          </table:table-cell>
          <table:table-cell office:value-type="float" office:value="2.3">
            <text:p>2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TDEVPA</text:p>
          </table:table-cell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4142135623731">
            <text:p>1,41421</text:p>
          </table:table-cell>
          <table:table-cell table:formula="oooc:=STDEVPA([.C705:.F705])" office:value-type="float" office:value="1.4142135623731">
            <text:p>1,414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STDEVPA([.C706:.F706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.5664907948403">
            <text:p>2,56649</text:p>
          </table:table-cell>
          <table:table-cell table:formula="oooc:=STDEVPA([.C707:.F707])" office:value-type="float" office:value="2.5664907948403">
            <text:p>2,56649</text:p>
          </table:table-cell>
          <table:table-cell office:value-type="float" office:value="-2.3">
            <text:p>-2,3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8443731048635">
            <text:p>1,38444</text:p>
          </table:table-cell>
          <table:table-cell table:formula="oooc:=STDEVPA([.C709:.H709])" office:value-type="float" office:value="1.38443731048635">
            <text:p>1,38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49071198499986">
            <text:p>1,49071</text:p>
          </table:table-cell>
          <table:table-cell table:formula="oooc:=STDEVPA([.C710:.H710])" office:value-type="float" office:value="1.49071198499986">
            <text:p>1,490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boolean" office:boolean-value="false">
            <text:p>ЛОЖЬ</text:p>
          </table:table-cell>
          <table:table-cell office:value-type="float" office:value="4">
            <text:p>4</text:p>
          </table:table-cell>
          <table:table-cell table:style-name="ce7" office:value-type="boolean" office:boolean-value="true">
            <text:p>ИСТИНА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62910049886276">
            <text:p>0,46291</text:p>
          </table:table-cell>
          <table:table-cell table:formula="oooc:=STEYX([.C712:.E712];[.F712:.H712])" office:value-type="float" office:value="0.462910049886276">
            <text:p>0,462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TEYX</text:p>
          </table:table-cell>
          <table:table-cell table:number-columns-repeated="244"/>
        </table:table-row>
        <table:table-row table:style-name="ro2">
          <table:table-cell office:value-type="float" office:value="2.54950975679639">
            <text:p>2,54951</text:p>
          </table:table-cell>
          <table:table-cell table:formula="oooc:=STEYX([.C713:.E713];[.F713:.H713])" office:value-type="float" office:value="2.54950975679639">
            <text:p>2,549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71547606649408">
            <text:p>0,57155</text:p>
          </table:table-cell>
          <table:table-cell table:formula="oooc:=STEYX([.C714:.E714];[.F714:.H714])" office:value-type="float" office:value="0.571547606649408">
            <text:p>0,57155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.63774535269823">
            <text:p>5,63775</text:p>
          </table:table-cell>
          <table:table-cell table:formula="oooc:=STEYX([.C715:.E715];[.F715:.H715])" office:value-type="float" office:value="5.63774535269823">
            <text:p>5,637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881962098311">
            <text:p>0,88196</text:p>
          </table:table-cell>
          <table:table-cell table:formula="oooc:=STEYX([.C716:.E716];[.F716:.H716])" office:value-type="float" office:value="0.881962098311">
            <text:p>0,88196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8374582404827">
            <text:p>1,68375</text:p>
          </table:table-cell>
          <table:table-cell table:formula="oooc:=STEYX([.C717:.E717];[.F717:.H717])" office:value-type="float" office:value="1.68374582404827">
            <text:p>1,6837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.43920964570057">
            <text:p>4,43921</text:p>
          </table:table-cell>
          <table:table-cell table:formula="oooc:=STEYX([.C718:.E718];[.F718:.H718])" office:value-type="float" office:value="4.43920964570057">
            <text:p>4,4392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TEYX([.C719:.E719];[.F719:.H719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TEYX([.C720:.E720];[.F720:.H720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TEYX([.C722:.E722];[.F722:.G722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EYX([.C723];[.D723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30571895021004">
            <text:p>3,30572</text:p>
          </table:table-cell>
          <table:table-cell table:formula="oooc:=STEYX([.C725:.I725];[.C726:.I726])" office:value-type="float" office:value="3.30571895021004">
            <text:p>3,30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1051177665153">
            <text:p>3,81051</text:p>
          </table:table-cell>
          <table:table-cell table:formula="oooc:=STEYX([.C725:.E726];[.F725:.H726])" office:value-type="float" office:value="3.81051177665153">
            <text:p>3,8105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CORREL([.C729:.E729];[.F729:.H729])" office:value-type="float" office:value="-0.944911182523068">
            <text:p>-0,944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ORREL</text:p>
          </table:table-cell>
          <table:table-cell table:number-columns-repeated="244"/>
        </table:table-row>
        <table:table-row table:style-name="ro2">
          <table:table-cell office:value-type="float" office:value="0.0524142418360959">
            <text:p>0,05241</text:p>
          </table:table-cell>
          <table:table-cell table:formula="oooc:=CORREL([.C730:.E730];[.F730:.H730])" office:value-type="float" office:value="0.0524142418360959">
            <text:p>0,052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777713771047819">
            <text:p>-0,77771</text:p>
          </table:table-cell>
          <table:table-cell table:formula="oooc:=CORREL([.C731:.E731];[.F731:.H731])" office:value-type="float" office:value="-0.777713771047819">
            <text:p>-0,77771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404443325615576">
            <text:p>0,40444</text:p>
          </table:table-cell>
          <table:table-cell table:formula="oooc:=CORREL([.C732:.E732];[.F732:.H732])" office:value-type="float" office:value="0.404443325615576">
            <text:p>0,404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188982236504614">
            <text:p>-0,18898</text:p>
          </table:table-cell>
          <table:table-cell table:formula="oooc:=CORREL([.C733:.E733];[.F733:.H733])" office:value-type="float" office:value="-0.188982236504614">
            <text:p>-0,18898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827788113360999">
            <text:p>-0,82779</text:p>
          </table:table-cell>
          <table:table-cell table:formula="oooc:=CORREL([.C734:.E734];[.F734:.H734])" office:value-type="float" office:value="-0.827788113360999">
            <text:p>-0,82779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631911113850141">
            <text:p>0,63191</text:p>
          </table:table-cell>
          <table:table-cell table:formula="oooc:=CORREL([.C735:.E735];[.F735:.H735])" office:value-type="float" office:value="0.631911113850141">
            <text:p>0,6319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CORREL([.C736:.E736];[.F736:.H736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37:.E737];[.F737:.H737])" office:value-type="float" office:value="0">
            <text:p>#DIV/0!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CORREL([.C739:.E739];[.F739:.G739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40];[.D740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40728460242825">
            <text:p>0,24073</text:p>
          </table:table-cell>
          <table:table-cell table:formula="oooc:=CORREL([.C742:.I742];[.C743:.I743])" office:value-type="float" office:value="0.240728460242825">
            <text:p>0,240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178885438199983">
            <text:p>0,17889</text:p>
          </table:table-cell>
          <table:table-cell table:formula="oooc:=CORREL([.C742:.E743];[.F742:.H743])" office:value-type="float" office:value="0.178885438199983">
            <text:p>0,1788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4">
            <text:p>5,4</text:p>
          </table:table-cell>
          <table:table-cell table:formula="oooc:=INTERCEPT([.C745:.E745];[.F745:.H745])" office:value-type="float" office:value="5.4">
            <text:p>5,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INTERCEPT</text:p>
          </table:table-cell>
          <table:table-cell table:number-columns-repeated="244"/>
        </table:table-row>
        <table:table-row table:style-name="ro2">
          <table:table-cell office:value-type="float" office:value="-3.19424460431655">
            <text:p>-3,19424</text:p>
          </table:table-cell>
          <table:table-cell table:formula="oooc:=INTERCEPT([.C746:.E746];[.F746:.H746])" office:value-type="float" office:value="-3.19424460431655">
            <text:p>-3,19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5cm" svg:height="3.882cm" svg:x="36.241cm" svg:y="344.012cm" draw:caption-point-x="-36.241cm" draw:caption-point-y="-344.0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3.70714285714286">
            <text:p>3,70714</text:p>
          </table:table-cell>
          <table:table-cell table:formula="oooc:=INTERCEPT([.C747:.E747];[.F747:.H747])" office:value-type="float" office:value="3.70714285714286">
            <text:p>3,7071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5cm" svg:height="2.514cm" svg:x="36.241cm" svg:y="344.483cm" draw:caption-point-x="-36.241cm" draw:caption-point-y="-344.48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7.35">
            <text:p>7,35</text:p>
          </table:table-cell>
          <table:table-cell table:formula="oooc:=INTERCEPT([.C748:.E748];[.F748:.H748])" office:value-type="float" office:value="7.35">
            <text:p>7,3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5.91518987341772">
            <text:p>-5,91519</text:p>
          </table:table-cell>
          <table:table-cell table:formula="oooc:=INTERCEPT([.C749:.E749];[.F749:.H749])" office:value-type="float" office:value="-5.91518987341772">
            <text:p>-5,91519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5cm" svg:height="2.008cm" svg:x="36.241cm" svg:y="345.425cm" draw:caption-point-x="-36.241cm" draw:caption-point-y="-345.42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INTERCEPT([.C750:.E750];[.F750:.H750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INTERCEPT([.C751:.E751];[.F751:.H751])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INTERCEPT([.C753:.E753];[.F753:.G753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INTERCEPT([.C754];[.D754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16666666666667">
            <text:p>3,16667</text:p>
          </table:table-cell>
          <table:table-cell table:formula="oooc:=INTERCEPT([.C756:.I756];[.C757:.I757])" office:value-type="float" office:value="3.16666666666667">
            <text:p>3,1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5cm" svg:height="1.971cm" svg:x="36.241cm" svg:y="348.657cm" draw:caption-point-x="-36.241cm" draw:caption-point-y="-348.6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4.72">
            <text:p>4,72</text:p>
          </table:table-cell>
          <table:table-cell table:formula="oooc:=INTERCEPT([.C756:.E757];[.F756:.H757])" office:value-type="float" office:value="4.72">
            <text:p>4,7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0.3">
            <text:p>-0,3</text:p>
          </table:table-cell>
          <table:table-cell table:formula="oooc:=SLOPE([.C759:.E759];[.F759:.H759])" office:value-type="float" office:value="-0.3">
            <text:p>-0,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LOPE</text:p>
          </table:table-cell>
          <table:table-cell table:number-columns-repeated="244"/>
        </table:table-row>
        <table:table-row table:style-name="ro2">
          <table:table-cell office:value-type="float" office:value="0.863309352517986">
            <text:p>0,86331</text:p>
          </table:table-cell>
          <table:table-cell table:formula="oooc:=SLOPE([.C760:.E760];[.F760:.H760])" office:value-type="float" office:value="0.863309352517986">
            <text:p>0,863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0785714285714286">
            <text:p>-0,07857</text:p>
          </table:table-cell>
          <table:table-cell table:formula="oooc:=SLOPE([.C761:.E761];[.F761:.H761])" office:value-type="float" office:value="-0.0785714285714286">
            <text:p>-0,07857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1.15">
            <text:p>-1,15</text:p>
          </table:table-cell>
          <table:table-cell table:formula="oooc:=SLOPE([.C762:.E762];[.F762:.H762])" office:value-type="float" office:value="-1.15">
            <text:p>-1,1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6244725738397">
            <text:p>1,66245</text:p>
          </table:table-cell>
          <table:table-cell table:formula="oooc:=SLOPE([.C763:.E763];[.F763:.H763])" office:value-type="float" office:value="1.66244725738397">
            <text:p>1,66245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LOPE([.C764:.E764];[.F764:.H764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LOPE([.C765:.E765];[.F765:.H765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LOPE([.C767:.E767];[.F767:.G767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05555555555556">
            <text:p>0,30556</text:p>
          </table:table-cell>
          <table:table-cell table:formula="oooc:=SLOPE([.C769:.I769];[.C770:.I770])" office:value-type="float" office:value="0.305555555555556">
            <text:p>0,305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24">
            <text:p>0,24</text:p>
          </table:table-cell>
          <table:table-cell table:formula="oooc:=SLOPE([.C769:.E770];[.F769:.H770])" office:value-type="float" office:value="0.24">
            <text:p>0,2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ROB([.C772:.D772];[.E772:.F772];[.G772];[.H772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ROB</text:p>
          </table:table-cell>
          <table:table-cell table:number-columns-repeated="244"/>
        </table:table-row>
        <table:table-row table:style-name="ro2">
          <table:table-cell office:value-type="float" office:value="0.2">
            <text:p>0,2</text:p>
          </table:table-cell>
          <table:table-cell table:formula="oooc:=PROB([.C773:.D773];[.E773:.F773];[.G773];[.H773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ROB([.C774:.D774];[.E774:.F774];[.G774];[.H774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PROB([.C775:.D775];[.E775:.F775];[.G775];[.H775])" office:value-type="float" office:value="0.25">
            <text:p>0,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76:.D776];[.E776:.F776];[.G776];[.H776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77:.D777];[.E777:.F777];[.G777];[.H777])" office:value-type="float" office:value="0.2">
            <text:p>0,2</text:p>
          </table:table-cell>
          <table:table-cell office:value-type="float" office:value="-2.3">
            <text:p>-2,3</text:p>
          </table:table-cell>
          <table:table-cell office:value-type="float" office:value="5.6">
            <text:p>5,6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ROB([.C778:.D778];[.E778:.F778];[.G778];[.H778])" office:value-type="float" office:value="1">
            <text:p>1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2">
            <text:p>-0,2</text:p>
          </table:table-cell>
          <table:table-cell table:formula="oooc:=PROB([.C779:.D779];[.E779:.F779];[.G779];[.H779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-0.2">
            <text:p>-0,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ROB([.C780:.D780];[.E780:.F780];[.G780];[.H780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1">
            <text:p>0,1</text:p>
          </table:table-cell>
          <table:table-cell table:formula="oooc:=PROB([.C782:.D783];[.E782:.F783];[.G782])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ROB([.C783:.D783];[.E782:.F783];[.G783];[.H783])" office:value-type="float" office:value="0">
            <text:p>#N/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CRITBINOM([.C785];[.D785];[.E78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RITBINOM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RITBINOM([.C786];[.D786];[.E786])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RITBINOM([.C787];[.D787];[.E787])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RITBINOM([.C788];[.D788];[.E788])" office:value-type="float" office:value="1">
            <text:p>1</text:p>
          </table:table-cell>
          <table:table-cell table:style-name="ce5" office:value-type="float" office:value="3.9">
            <text:p>3,9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CRITBINOM([.C789];[.D789];[.E789])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10">
            <text:p>310</text:p>
          </table:table-cell>
          <table:table-cell table:formula="oooc:=CRITBINOM([.C790];[.D790];[.E790])" office:value-type="float" office:value="310">
            <text:p>31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791];[.D791];[.E791])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001">
            <text:p>0,00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CRITBINOM([.C792];[.D792];[.E792]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999">
            <text:p>0,999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793];[.D793];[.E793])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001">
            <text:p>0,00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CRITBINOM([.C794];[.D794];[.E794])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999">
            <text:p>0,99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795];[.D795];[.E795])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10">
            <text:p>10</text:p>
          </table:table-cell>
          <table:table-cell table:formula="oooc:=CRITBINOM([.C796];[.D796];[.E796]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7];[.D797];[.E797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8];[.D798];[.E798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9];[.D799];[.E799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-0.001">
            <text:p>-0,00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0];[.D800];[.E800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.001">
            <text:p>1,00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1];[.D801];[.E801])" office:value-type="float" office:value="0">
            <text:p>Err:50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2];[.D802];[.E802])" office:value-type="float" office:value="0">
            <text:p>#VALUE!</text:p>
          </table:table-cell>
          <table:table-cell table:style-name="ce5" office:value-type="float" office:value="10000000000">
            <text:p>1000000000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804:.E804];[.F804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PERCENTRANK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PERCENTRANK([.C805:.E805];[.F80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806:.E806];[.F806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  <table:table-cell office:value-type="float" office:value="6.23">
            <text:p>6,23</text:p>
          </table:table-cell>
          <table:table-cell office:value-type="float" office:value="2.2">
            <text:p>2,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RANK([.C807:.E807];[.F807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5">
            <text:p>0,75</text:p>
          </table:table-cell>
          <table:table-cell table:formula="oooc:=PERCENTRANK([.C808:.E808];[.F808])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25">
            <text:p>0,625</text:p>
          </table:table-cell>
          <table:table-cell table:formula="oooc:=PERCENTRANK([.C809:.E809];[.F809])" office:value-type="float" office:value="0.625">
            <text:p>0,6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810:.E810];[.F810])" office:value-type="float" office:value="0.821428571428571">
            <text:p>0,82143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11:.E811];[.F811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RCENTRANK([.C812:.E812];[.F812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814:.E814];[.F814];[.G814])" office:value-type="float" office:value="0">
            <office:annotation draw:style-name="gr1" draw:text-style-name="P2" svg:width="2.891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">
            <text:p>0,82142</text:p>
          </table:table-cell>
          <table:table-cell table:formula="oooc:=PERCENTRANK([.C815:.E815];[.F815];[.G815])" office:value-type="float" office:value="0">
            <office:annotation draw:style-name="gr1" draw:text-style-name="P2" svg:width="2.891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8">
            <text:p>0,82143</text:p>
          </table:table-cell>
          <table:table-cell table:formula="oooc:=PERCENTRANK([.C816:.E816];[.F816];[.G816])" office:value-type="float" office:value="0">
            <office:annotation draw:style-name="gr1" draw:text-style-name="P2" svg:width="2.891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RANK([.C817:.E817];[.F817];[.G817])" office:value-type="float" office:value="0">
            <office:annotation draw:style-name="gr1" draw:text-style-name="P2" svg:width="2.891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99">
            <text:p>0,9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19:.H819];[.I819])"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20:.H820];[.I820])" office:value-type="float" office:value="0.4">
            <text:p>0,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8">
            <text:p>0,8</text:p>
          </table:table-cell>
          <table:table-cell table:formula="oooc:=PERCENTRANK([.C821:.H821];[.I821])"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7">
            <text:p>0,7</text:p>
          </table:table-cell>
          <table:table-cell table:formula="oooc:=PERCENTRANK([.C822:.H822];[.I822])" office:value-type="float" office:value="0.7">
            <text:p>0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ERCENTRANK([.C824];[.D824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25];[.D825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27:.G827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OD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MODE([.C828:.G828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29:.G829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31:.I831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ODE([.C832:.I832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ODE([.C833:.I83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34:.I834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ODE([.C835:.I835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MODE([.C837])" office:value-type="float" office:value="0">
            <text:p>#VALUE!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TRIMMEAN([.C839:.G839];[.H839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RIMME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TRIMMEAN([.C840:.G840];[.H840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41:.G841];[.H84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42:.G842];[.H84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43:.G843];[.H84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43333333333333">
            <text:p>2,43333</text:p>
          </table:table-cell>
          <table:table-cell table:formula="oooc:=TRIMMEAN([.C845:.H845];[.I845])" office:value-type="float" office:value="2.43333333333333">
            <text:p>2,4333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5">
            <text:p>2,65</text:p>
          </table:table-cell>
          <table:table-cell table:formula="oooc:=TRIMMEAN([.C846:.H846];[.I846])" office:value-type="float" office:value="2.65">
            <text:p>2,65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RIMMEAN([.C847:.H847];[.I847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RIMMEAN([.C848:.H848];[.I848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0.01">
            <text:p>-0,0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TRIMMEAN([.C850];[.D850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QUARTILE([.C852:.G852];[.H85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QUARTILE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QUARTILE([.C853:.G853];[.H853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QUARTILE([.C854:.G854];[.H854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QUARTILE([.C855:.G855];[.H85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QUARTILE([.C856:.G856];[.H85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QUARTILE([.C857:.G857];[.H857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">
            <text:p>1,3</text:p>
          </table:table-cell>
          <table:table-cell table:formula="oooc:=QUARTILE([.C859:.H859];[.I859])" office:value-type="float" office:value="1.3">
            <text:p>1,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8">
            <text:p>2,8</text:p>
          </table:table-cell>
          <table:table-cell table:formula="oooc:=QUARTILE([.C860:.H860];[.I860])"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PERCENTILE([.C862:.G862];[.H86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RCENTILE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PERCENTILE([.C863:.G863];[.H86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8">
            <text:p>1,8</text:p>
          </table:table-cell>
          <table:table-cell table:formula="oooc:=PERCENTILE([.C864:.G864];[.H864])"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ILE([.C865:.G865];[.H865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PERCENTILE([.C866:.G866];[.H86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.2">
            <text:p>2,2</text:p>
          </table:table-cell>
          <table:table-cell table:formula="oooc:=PERCENTILE([.C867:.G867];[.H867])" office:value-type="float" office:value="2.2">
            <text:p>2,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25">
            <text:p>0,2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ILE([.C868:.G868];[.H868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ERCENTILE([.C869:.G869];[.H869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1">
            <text:p>1,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MEDIAN([.C871:.G87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EDI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MEDIAN([.C872:.G872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EDIAN([.C873:.G873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EDIAN([.C875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7">
            <text:p>2,7</text:p>
          </table:table-cell>
          <table:table-cell table:formula="oooc:=MEDIAN([.C877:.H877])"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78:.H878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79:.H879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MEDIAN([.C880:.H880])" office:value-type="float" office:value="0.5">
            <text:p>0,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MEDIAN([.C881:.H881])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83:.G883];[.H883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MALL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SMALL([.C884:.G884];[.H88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MALL([.C885:.G885];[.H885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86:.G886];[.H886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87:.G887];[.H887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MALL([.C888:.G888];[.H888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89:.G889];[.H889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90:.G890];[.H890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SMALL([.C892:.F892];[.G892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93:.F893];[.G893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SMALL([.C895:.E895];[.F895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96:.E896];[.F896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98];[.D898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LARGE([.C900:.G900];[.H900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LARG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LARGE([.C901:.G901];[.H90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902:.G902];[.H902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903:.G903];[.H903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904:.G904];[.H904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905:.G905];[.H905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906:.G906];[.H906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907:.G907];[.H907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LARGE([.C909:.F909];[.G909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910:.F910];[.G910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LARGE([.C912:.E912];[.F912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913:.E913];[.F913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ORECAST([.C915];[.D915:.F915];[.G915:.I915]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FORECAST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FORECAST([.C916];[.D916:.F916];[.G916:.I916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FORECAST([.C917];[.D917:.F917];[.G917:.I917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FORECAST([.C918];[.D918:.F918];[.G918:.I918])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5.9">
            <text:p>-5,9</text:p>
          </table:table-cell>
          <table:table-cell table:formula="oooc:=FORECAST([.C919];[.D919:.F919];[.G919:.I919])" office:value-type="float" office:value="-5.9">
            <text:p>-5,9</text:p>
          </table:table-cell>
          <table:table-cell office:value-type="float" office:value="-2">
            <text:p>-2</text:p>
          </table:table-cell>
          <table:table-cell office:value-type="float" office:value="2.3">
            <text:p>2,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57692307692308">
            <text:p>4,57692</text:p>
          </table:table-cell>
          <table:table-cell table:formula="oooc:=FORECAST([.C920];[.D920:.F920];[.G920:.I920])" office:value-type="float" office:value="4.57692307692308">
            <text:p>4,576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35483870967742">
            <text:p>8,35484</text:p>
          </table:table-cell>
          <table:table-cell table:formula="oooc:=FORECAST([.C921];[.D921:.F921];[.G921:.I921])" office:value-type="float" office:value="8.35483870967742">
            <text:p>8,354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5.32258064516129">
            <text:p>5,32258</text:p>
          </table:table-cell>
          <table:table-cell table:formula="oooc:=FORECAST([.C922];[.D922:.F922];[.G922:.I922])" office:value-type="float" office:value="5.32258064516129">
            <text:p>5,322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-4.25083056478405">
            <text:p>-4,25083</text:p>
          </table:table-cell>
          <table:table-cell table:formula="oooc:=FORECAST([.C923];[.D923:.F923];[.G923:.I923])" office:value-type="float" office:value="-4.25083056478405">
            <text:p>-4,250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-0.105">
            <text:p>-0,105</text:p>
          </table:table-cell>
          <table:table-cell table:formula="oooc:=FORECAST([.C924];[.D924:.F924];[.G924:.I924])" office:value-type="float" office:value="-0.104999999999999">
            <text:p>-0,10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-3.3">
            <text:p>-3,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igdecimal, 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7">
            <text:p>7</text:p>
          </table:table-cell>
          <table:table-cell table:formula="oooc:=FORECAST([.C926];[.D926:.E926];[.F926:.G926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FORECAST([.C927];[.D927:.E927];[.F927:.G927])" office:value-type="float" office:value="0">
            <text:p>#DIV/0!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FORECAST([.C928];[.D928:.E928];[.F928:.H928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A([.C930];[.D930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VARA</text:p>
          </table:table-cell>
          <table:table-cell table:number-columns-repeated="244"/>
        </table:table-row>
        <table:table-row table:style-name="ro2">
          <table:table-cell office:value-type="float" office:value="46.08">
            <text:p>46,08</text:p>
          </table:table-cell>
          <table:table-cell table:formula="oooc:=VARA([.C931];[.D931])" office:value-type="float" office:value="46.08">
            <text:p>46,08</text:p>
          </table:table-cell>
          <table:table-cell office:value-type="float" office:value="4.3">
            <text:p>4,3</text:p>
          </table:table-cell>
          <table:table-cell office:value-type="float" office:value="-5.3">
            <text:p>-5,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N/AE</text:p>
          </table:table-cell>
          <table:table-cell table:formula="oooc:=VARA([.C933])" office:value-type="float" office:value="0">
            <text:p>#DIV/0!</text:p>
          </table:table-cell>
          <table:table-cell office:value-type="float" office:value="4.3">
            <text:p>4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.5">
            <text:p>8,5</text:p>
          </table:table-cell>
          <table:table-cell table:formula="oooc:=VARA([.C935:.E935];[.G935];[.I935])"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5">
            <text:p>8,5</text:p>
          </table:table-cell>
          <table:table-cell table:formula="oooc:=VARA([.C936:.E936];[.G936];[.I936])" office:value-type="float" office:value="8.5">
            <text:p>8,5</text:p>
          </table:table-cell>
          <table:table-cell table:style-name="ce7" office:value-type="boolean" office:boolean-value="true">
            <text:p>ИСТИНА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3" table:number-rows-repeated="6459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9P0" style:volatile="true">
      <number:text>SFr. </number:text>
      <number:number number:decimal-places="0" number:min-integer-digits="1" number:grouping="true"/>
    </number:number-style>
    <number:number-style style:name="N169">
      <number:text>SFr. 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SFr. </number:text>
      <number:number number:decimal-places="0" number:min-integer-digits="1" number:grouping="true"/>
    </number:number-style>
    <number:number-style style:name="N170">
      <style:text-properties fo:color="#ff0000"/>
      <number:text>SFr. -</number:text>
      <number:number number:decimal-places="0" number:min-integer-digits="1" number:grouping="true"/>
      <style:map style:condition="value()&gt;=0" style:apply-style-name="N170P0"/>
    </number:number-style>
    <number:number-style style:name="N172P0" style:volatile="true">
      <number:text>SFr. </number:text>
      <number:number number:decimal-places="2" number:min-integer-digits="1" number:grouping="true"/>
    </number:number-style>
    <number:number-style style:name="N172">
      <number:text>SFr. 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text>SFr. </number:text>
      <number:number number:decimal-places="2" number:min-integer-digits="1" number:grouping="true"/>
    </number:number-style>
    <number:number-style style:name="N173">
      <style:text-properties fo:color="#ff0000"/>
      <number:text>SFr. -</number:text>
      <number:number number:decimal-places="2" number:min-integer-digits="1" number:grouping="true"/>
      <style:map style:condition="value()&gt;=0" style:apply-style-name="N173P0"/>
    </number:number-style>
    <number:number-style style:name="N177P0" style:volatile="true">
      <number:text> SFr. </number:text>
      <number:number number:decimal-places="0" number:min-integer-digits="1" number:grouping="true"/>
      <number:text> </number:text>
    </number:number-style>
    <number:number-style style:name="N177P1" style:volatile="true">
      <number:text> SFr. -</number:text>
      <number:number number:decimal-places="0" number:min-integer-digits="1" number:grouping="true"/>
      <number:text> </number:text>
    </number:number-style>
    <number:number-style style:name="N177P2" style:volatile="true">
      <number:text> SFr.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</number:text>
      <number:number number:decimal-places="0" number:min-integer-digits="1" number:grouping="true"/>
      <number:text> </number:text>
    </number:number-style>
    <number:number-style style:name="N179P1" style:volatile="true">
      <number:text> -</number:text>
      <number:number number:decimal-places="0" number:min-integer-digits="1" number:grouping="true"/>
      <number:text> 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SFr. </number:text>
      <number:number number:decimal-places="2" number:min-integer-digits="1" number:grouping="true"/>
      <number:text> </number:text>
    </number:number-style>
    <number:number-style style:name="N183P1" style:volatile="true">
      <number:text> SFr. -</number:text>
      <number:number number:decimal-places="2" number:min-integer-digits="1" number:grouping="true"/>
      <number:text> </number:text>
    </number:number-style>
    <number:number-style style:name="N183P2" style:volatile="true">
      <number:text> SFr.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</number:text>
      <number:number number:decimal-places="2" number:min-integer-digits="1" number:grouping="true"/>
      <number:text> </number:text>
    </number:number-style>
    <number:number-style style:name="N185P1" style:volatile="true">
      <number:text> -</number:text>
      <number:number number:decimal-places="2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5">05.05.2008</text:date>, <text:time>11:2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5T11:28:16</dc:date>
    <meta:editing-cycles>11</meta:editing-cycles>
    <meta:editing-duration>PT3H38M59S</meta:editing-duration>
    <meta:user-defined meta:name="Info 1"/>
    <meta:user-defined meta:name="Info 2"/>
    <meta:user-defined meta:name="Info 3"/>
    <meta:user-defined meta:name="Info 4"/>
    <meta:document-statistic meta:table-count="1" meta:cell-count="6059"/>
  </office:meta>
</office:document-meta>
</file>